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1.748cm"/>
    </style:style>
    <style:style style:name="co3" style:family="table-column">
      <style:table-column-properties fo:break-before="auto" style:column-width="1.72cm"/>
    </style:style>
    <style:style style:name="co4" style:family="table-column">
      <style:table-column-properties fo:break-before="auto" style:column-width="2.692cm"/>
    </style:style>
    <style:style style:name="co5" style:family="table-column">
      <style:table-column-properties fo:break-before="auto" style:column-width="6.02cm"/>
    </style:style>
    <style:style style:name="co6" style:family="table-column">
      <style:table-column-properties fo:break-before="auto" style:column-width="3.662cm"/>
    </style:style>
    <style:style style:name="co7" style:family="table-column">
      <style:table-column-properties fo:break-before="auto" style:column-width="7.77cm"/>
    </style:style>
    <style:style style:name="co8" style:family="table-column">
      <style:table-column-properties fo:break-before="auto" style:column-width="2.291cm"/>
    </style:style>
    <style:style style:name="co9" style:family="table-column">
      <style:table-column-properties fo:break-before="auto" style:column-width="2.358cm"/>
    </style:style>
    <style:style style:name="co10" style:family="table-column">
      <style:table-column-properties fo:break-before="auto" style:column-width="4.808cm"/>
    </style:style>
    <style:style style:name="co11" style:family="table-column">
      <style:table-column-properties fo:break-before="auto" style:column-width="2.581cm"/>
    </style:style>
    <style:style style:name="co12" style:family="table-column">
      <style:table-column-properties fo:break-before="auto" style:column-width="6.465cm"/>
    </style:style>
    <style:style style:name="co13" style:family="table-column">
      <style:table-column-properties fo:break-before="auto" style:column-width="2.979cm"/>
    </style:style>
    <style:style style:name="co14" style:family="table-column">
      <style:table-column-properties fo:break-before="auto" style:column-width="4.281cm"/>
    </style:style>
    <style:style style:name="co15" style:family="table-column">
      <style:table-column-properties fo:break-before="auto" style:column-width="4.212cm"/>
    </style:style>
    <style:style style:name="co16" style:family="table-column">
      <style:table-column-properties fo:break-before="auto" style:column-width="3.002cm"/>
    </style:style>
    <style:style style:name="co17" style:family="table-column">
      <style:table-column-properties fo:break-before="auto" style:column-width="4.662cm"/>
    </style:style>
    <style:style style:name="co18" style:family="table-column">
      <style:table-column-properties fo:break-before="auto" style:column-width="2.536cm"/>
    </style:style>
    <style:style style:name="co19" style:family="table-column">
      <style:table-column-properties fo:break-before="auto" style:column-width="1.609cm"/>
    </style:style>
    <style:style style:name="co20" style:family="table-column">
      <style:table-column-properties fo:break-before="auto" style:column-width="2.267cm"/>
    </style:style>
    <style:style style:name="co21" style:family="table-column">
      <style:table-column-properties fo:break-before="auto" style:column-width="5.946cm"/>
    </style:style>
    <style:style style:name="co22" style:family="table-column">
      <style:table-column-properties fo:break-before="auto" style:column-width="3.066cm"/>
    </style:style>
    <style:style style:name="co23" style:family="table-column">
      <style:table-column-properties fo:break-before="auto" style:column-width="1.914cm"/>
    </style:style>
    <style:style style:name="co24" style:family="table-column">
      <style:table-column-properties fo:break-before="auto" style:column-width="5.629cm"/>
    </style:style>
    <style:style style:name="co25" style:family="table-column">
      <style:table-column-properties fo:break-before="auto" style:column-width="3.411cm"/>
    </style:style>
    <style:style style:name="co26" style:family="table-column">
      <style:table-column-properties fo:break-before="auto" style:column-width="3.932cm"/>
    </style:style>
    <style:style style:name="co27" style:family="table-column">
      <style:table-column-properties fo:break-before="auto" style:column-width="1.879cm"/>
    </style:style>
    <style:style style:name="co28" style:family="table-column">
      <style:table-column-properties fo:break-before="auto" style:column-width="9.051cm"/>
    </style:style>
    <style:style style:name="co29" style:family="table-column">
      <style:table-column-properties fo:break-before="auto" style:column-width="6.909cm"/>
    </style:style>
    <style:style style:name="co30" style:family="table-column">
      <style:table-column-properties fo:break-before="auto" style:column-width="9.601cm"/>
    </style:style>
    <style:style style:name="co31" style:family="table-column">
      <style:table-column-properties fo:break-before="auto" style:column-width="4.05cm"/>
    </style:style>
    <style:style style:name="co32" style:family="table-column">
      <style:table-column-properties fo:break-before="auto" style:column-width="3.939cm"/>
    </style:style>
    <style:style style:name="ro1" style:family="table-row">
      <style:table-row-properties style:row-height="0.52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953cm" fo:break-before="auto" style:use-optimal-row-height="true"/>
    </style:style>
    <style:style style:name="ro7" style:family="table-row">
      <style:table-row-properties style:row-height="1.478cm" fo:break-before="auto" style:use-optimal-row-height="true"/>
    </style:style>
    <style:style style:name="ro8" style:family="table-row">
      <style:table-row-properties style:row-height="0.501cm" fo:break-before="auto" style:use-optimal-row-height="true"/>
    </style:style>
    <style:style style:name="ro9" style:family="table-row">
      <style:table-row-properties style:row-height="1.404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0.89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3.844cm" fo:break-before="auto" style:use-optimal-row-height="true"/>
    </style:style>
    <style:style style:name="ta1" style:family="table" style:master-page-name="PageStyle_5f_Parts_2c__20_terminals_20__26__20_features">
      <style:table-properties table:display="true" style:writing-mode="lr-tb"/>
    </style:style>
    <style:style style:name="ta2" style:family="table" style:master-page-name="PageStyle_5f_Assembly_20_structures">
      <style:table-properties table:display="true" style:writing-mode="lr-tb"/>
    </style:style>
    <style:style style:name="ta3" style:family="table" style:master-page-name="PageStyle_5f_OccurrenceTerminals_26_Join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geometry_26_topology">
      <style:table-properties table:display="true" style:writing-mode="lr-tb"/>
    </style:style>
    <number:text-style style:name="N100">
      <number:text-content/>
    </number:text-style>
    <number:text-style style:name="N5100" number:language="de" number:country="DE">
      <number:text-content/>
    </number:text-style>
    <style:style style:name="ce1" style:family="table-cell" style:parent-style-name="Excel_20_Built-in_20_Normal" style:data-style-name="N5100">
      <style:table-cell-properties fo:wrap-option="wrap" fo:border="0.018cm solid #000000"/>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20_Built-in_20_Normal" style:data-style-name="N5100">
      <style:table-cell-properties fo:wrap-option="wrap" fo:border="0.018cm solid #000000"/>
    </style:style>
    <style:style style:name="ce3" style:family="table-cell" style:parent-style-name="Excel_20_Built-in_20_Normal" style:data-style-name="N5100">
      <style:table-cell-properties fo:wrap-option="wrap" fo:border="0.018cm solid #000000" style:vertical-align="top"/>
    </style:style>
    <style:style style:name="ce4" style:family="table-cell" style:parent-style-name="Excel_20_Built-in_20_Normal">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 style:family="table-cell" style:parent-style-name="Excel_20_Built-in_20_Normal" style:data-style-name="N5100">
      <style:table-cell-properties fo:border="0.018cm solid #000000" style:vertical-align="top"/>
    </style:style>
    <style:style style:name="ce6" style:family="table-cell" style:parent-style-name="Default" style:data-style-name="N100">
      <style:table-cell-properties fo:wrap-option="wrap" fo:border="0.018cm solid #000000"/>
    </style:style>
    <style:style style:name="ce7" style:family="table-cell" style:parent-style-name="Excel_20_Built-in_20_Normal" style:data-style-name="N5100">
      <style:table-cell-properties style:text-align-source="fix" style:repeat-content="false" fo:border="0.018cm solid #000000" style:vertical-align="top"/>
      <style:paragraph-properties fo:text-align="center" fo:margin-left="0cm"/>
      <style:text-properties fo:font-weight="bold" style:font-weight-asian="bold" style:font-weight-complex="bold"/>
    </style:style>
    <style:style style:name="ce8" style:family="table-cell" style:parent-style-name="Excel_20_Built-in_20_Normal" style:data-style-name="N5100">
      <style:table-cell-properties fo:border="0.018cm solid #000000" style:vertical-align="top"/>
      <style:text-properties fo:font-weight="bold" style:font-weight-asian="bold" style:font-weight-complex="bold"/>
    </style:style>
    <style:style style:name="ce9" style:family="table-cell" style:parent-style-name="Default" style:data-style-name="N100">
      <style:table-cell-properties fo:border="0.018cm solid #000000" style:vertical-align="top"/>
    </style:style>
    <style:style style:name="ce10" style:family="table-cell" style:parent-style-name="Default">
      <style:table-cell-properties fo:wrap-option="wrap" fo:border="0.018cm solid #000000" style:vertical-align="top"/>
      <style:text-properties fo:font-weight="bold" style:font-weight-asian="bold" style:font-weight-complex="bold"/>
    </style:style>
    <style:style style:name="ce11" style:family="table-cell" style:parent-style-name="Excel_20_Built-in_20_Normal" style:data-style-name="N5100">
      <style:table-cell-properties fo:wrap-option="wrap" fo:border="0.018cm solid #000000" style:vertical-align="middle"/>
    </style:style>
    <style:style style:name="ce12" style:family="table-cell" style:parent-style-name="Excel_20_Built-in_20_Normal" style:data-style-name="N5100">
      <style:table-cell-properties fo:wrap-option="wrap" fo:border="0.018cm solid #000000" style:vertical-align="top"/>
      <style:text-properties fo:font-weight="bold" style:font-weight-asian="bold" style:font-weight-complex="bold"/>
    </style:style>
    <style:style style:name="ce13" style:family="table-cell" style:parent-style-name="Excel_20_Built-in_20_Normal">
      <style:table-cell-properties fo:wrap-option="wrap" style:vertical-align="middle"/>
    </style:style>
    <style:style style:name="ce14" style:family="table-cell" style:parent-style-name="Excel_20_Built-in_20_Normal" style:data-style-name="N5100">
      <style:table-cell-properties fo:border="0.018cm solid #000000" style:vertical-align="middle"/>
    </style:style>
    <style:style style:name="ce15" style:family="table-cell" style:parent-style-name="Default">
      <style:table-cell-properties fo:border="0.018cm solid #000000" style:vertical-align="top"/>
      <style:text-properties fo:font-weight="bold" style:font-weight-asian="bold" style:font-weight-complex="bold"/>
    </style:style>
    <style:style style:name="ce16" style:family="table-cell" style:parent-style-name="Default">
      <style:table-cell-properties fo:border="0.018cm solid #000000" style:vertical-align="top"/>
    </style:style>
    <style:style style:name="ce17" style:family="table-cell" style:parent-style-name="Excel_20_Built-in_20_Normal">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order="0.018cm solid #000000"/>
      <style:text-properties fo:font-weight="bold" style:font-weight-asian="bold" style:font-weight-complex="bold"/>
    </style:style>
    <style:style style:name="ce20" style:family="table-cell" style:parent-style-name="Default">
      <style:table-cell-properties fo:border="0.018cm solid #000000"/>
      <style:text-properties fo:color="#000000" style:text-outline="false" style:text-line-through-style="none" style:font-name="Consolas"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18cm solid #000000"/>
    </style:style>
    <style:style style:name="ce22" style:family="table-cell" style:parent-style-name="Default" style:data-style-name="N100"/>
  </office:automatic-styles>
  <office:body>
    <office:spreadsheet>
      <table:calculation-settings table:case-sensitive="false" table:automatic-find-labels="false" table:use-regular-expressions="false">
        <table:iteration table:maximum-difference="0.0001"/>
      </table:calculation-settings>
      <table:table table:name="Part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text:p>Part</text:p>
          </table:table-cell>
          <table:table-cell table:style-name="ce1" office:value-type="string">
            <text:p>Version</text:p>
          </table:table-cell>
          <table:table-cell table:style-name="ce1" office:value-type="string">
            <text:p>View</text:p>
          </table:table-cell>
          <table:table-cell table:style-name="ce1" office:value-type="string">
            <text:p>Id</text:p>
          </table:table-cell>
          <table:table-cell table:style-name="ce1" office:value-type="string">
            <text:p>Name</text:p>
          </table:table-cell>
          <table:table-cell table:style-name="ce1" office:value-type="string">
            <text:p>Category/type</text:p>
          </table:table-cell>
          <table:table-cell table:style-name="ce1" office:value-type="string">
            <text:p>Organization</text:p>
          </table:table-cell>
          <table:table-cell table:style-name="ce1" table:number-columns-repeated="1017"/>
        </table:table-row>
        <table:table-row table:style-name="ro2">
          <table:table-cell office:value-type="string">
            <text:p>_101000</text:p>
          </table:table-cell>
          <table:table-cell office:value-type="string">
            <text:p>_101001</text:p>
          </table:table-cell>
          <table:table-cell office:value-type="string">
            <text:p>_101002</text:p>
          </table:table-cell>
          <table:table-cell office:value-type="string">
            <text:p>04034-22-9</text:p>
          </table:table-cell>
          <table:table-cell office:value-type="string">
            <text:p>WIRE,ELEC,COMP,SNGL CONDUCTOR,150 DEG C</text:p>
          </table:table-cell>
          <table:table-cell office:value-type="string">
            <text:p>wire, raw material by length</text:p>
          </table:table-cell>
          <table:table-cell office:value-type="string">
            <text:p>?</text:p>
          </table:table-cell>
          <table:table-cell table:number-columns-repeated="1017"/>
        </table:table-row>
        <table:table-row table:style-name="ro2">
          <table:table-cell office:value-type="string">
            <text:p>_102000</text:p>
          </table:table-cell>
          <table:table-cell office:value-type="string">
            <text:p>_102001</text:p>
          </table:table-cell>
          <table:table-cell office:value-type="string">
            <text:p>_102002</text:p>
          </table:table-cell>
          <table:table-cell table:number-columns-repeated="2" office:value-type="string">
            <text:p>RG 58</text:p>
          </table:table-cell>
          <table:table-cell office:value-type="string">
            <text:p>cable, raw material by length</text:p>
          </table:table-cell>
          <table:table-cell office:value-type="string">
            <text:p>GENERAL, Spec only</text:p>
          </table:table-cell>
          <table:table-cell table:number-columns-repeated="1017"/>
        </table:table-row>
        <table:table-row table:style-name="ro3">
          <table:table-cell office:value-type="string">
            <text:p>_103000</text:p>
          </table:table-cell>
          <table:table-cell office:value-type="string">
            <text:p>_103001</text:p>
          </table:table-cell>
          <table:table-cell office:value-type="string">
            <text:p>_103002</text:p>
          </table:table-cell>
          <table:table-cell office:value-type="string">
            <text:p>MS5036-153</text:p>
          </table:table-cell>
          <table:table-cell office:value-type="string">
            <text:p>TERMINAL LUG CRIMP STYLE COPPER INSULATED RING TONGUE</text:p>
          </table:table-cell>
          <table:table-cell office:value-type="string">
            <text:p>terminal lug</text:p>
          </table:table-cell>
          <table:table-cell office:value-type="string">
            <text:p>?</text:p>
          </table:table-cell>
          <table:table-cell table:number-columns-repeated="1017"/>
        </table:table-row>
        <table:table-row table:style-name="ro2">
          <table:table-cell office:value-type="string">
            <text:p>_104000</text:p>
          </table:table-cell>
          <table:table-cell office:value-type="string">
            <text:p>_104001</text:p>
          </table:table-cell>
          <table:table-cell office:value-type="string">
            <text:p>_104002</text:p>
          </table:table-cell>
          <table:table-cell office:value-type="string">
            <text:p>16 AWG</text:p>
          </table:table-cell>
          <table:table-cell office:value-type="string">
            <text:p>Speaker wire</text:p>
          </table:table-cell>
          <table:table-cell office:value-type="string">
            <text:p>cable, raw material by length</text:p>
          </table:table-cell>
          <table:table-cell office:value-type="string">
            <text:p>GENERAL, Spec only</text:p>
          </table:table-cell>
          <table:table-cell table:number-columns-repeated="1017"/>
        </table:table-row>
        <table:table-row table:style-name="ro3">
          <table:table-cell office:value-type="string">
            <text:p>_110000</text:p>
          </table:table-cell>
          <table:table-cell office:value-type="string">
            <text:p>_110001</text:p>
          </table:table-cell>
          <table:table-cell office:value-type="string">
            <text:p>_110002</text:p>
          </table:table-cell>
          <table:table-cell office:value-type="string">
            <text:p>SB6 4 1 M G 05 W2 P E1 01 AA</text:p>
          </table:table-cell>
          <table:table-cell office:value-type="string">
            <text:p>ARINC 600 set</text:p>
          </table:table-cell>
          <table:table-cell office:value-type="string">
            <text:p>connector kit</text:p>
          </table:table-cell>
          <table:table-cell office:value-type="string">
            <text:p>www.souriau.com</text:p>
          </table:table-cell>
          <table:table-cell table:number-columns-repeated="1017"/>
        </table:table-row>
        <table:table-row table:style-name="ro2">
          <table:table-cell office:value-type="string">
            <text:p>_111000</text:p>
          </table:table-cell>
          <table:table-cell office:value-type="string">
            <text:p>_111001</text:p>
          </table:table-cell>
          <table:table-cell office:value-type="string">
            <text:p>_111002</text:p>
          </table:table-cell>
          <table:table-cell office:value-type="string">
            <text:p>8660-31A-100-01A/AA</text:p>
          </table:table-cell>
          <table:table-cell office:value-type="string">
            <text:p>ARINC 600 shell 1 A and B dummy</text:p>
          </table:table-cell>
          <table:table-cell office:value-type="string">
            <text:p>connector insert</text:p>
          </table:table-cell>
          <table:table-cell office:value-type="string">
            <text:p>www.souriau.com</text:p>
          </table:table-cell>
          <table:table-cell table:number-columns-repeated="1017"/>
        </table:table-row>
        <table:table-row table:style-name="ro4">
          <table:table-cell office:value-type="string">
            <text:p>_112000</text:p>
          </table:table-cell>
          <table:table-cell office:value-type="string">
            <text:p>_112001</text:p>
          </table:table-cell>
          <table:table-cell office:value-type="string">
            <text:p>_112002</text:p>
          </table:table-cell>
          <table:table-cell office:value-type="string">
            <text:p>8660-5W2</text:p>
          </table:table-cell>
          <table:table-cell office:value-type="string">
            <text:p>ARINC 600 shell 1 C 5W2 insert</text:p>
          </table:table-cell>
          <table:table-cell office:value-type="string">
            <text:p>connector insert</text:p>
          </table:table-cell>
          <table:table-cell office:value-type="string">
            <text:p>www.souriau.com</text:p>
          </table:table-cell>
          <table:table-cell table:number-columns-repeated="22"/>
          <table:table-cell table:style-name="ce6" table:number-columns-repeated="995"/>
        </table:table-row>
        <table:table-row table:style-name="ro4">
          <table:table-cell office:value-type="string">
            <text:p>_113000</text:p>
          </table:table-cell>
          <table:table-cell office:value-type="string">
            <text:p>_113001</text:p>
          </table:table-cell>
          <table:table-cell office:value-type="string">
            <text:p>_113002</text:p>
          </table:table-cell>
          <table:table-cell office:value-type="string">
            <text:p>8660-2485</text:p>
          </table:table-cell>
          <table:table-cell office:value-type="string">
            <text:p>#5 Coax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4000</text:p>
          </table:table-cell>
          <table:table-cell office:value-type="string">
            <text:p>_114002</text:p>
          </table:table-cell>
          <table:table-cell office:value-type="string">
            <text:p>_103090</text:p>
          </table:table-cell>
          <table:table-cell office:value-type="string">
            <text:p>8660-249</text:p>
          </table:table-cell>
          <table:table-cell office:value-type="string">
            <text:p>#16 Rack plug power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5000</text:p>
          </table:table-cell>
          <table:table-cell office:value-type="string">
            <text:p>_115001</text:p>
          </table:table-cell>
          <table:table-cell office:value-type="string">
            <text:p>_115002</text:p>
          </table:table-cell>
          <table:table-cell office:value-type="string">
            <text:p>8660-5W2x1</text:p>
          </table:table-cell>
          <table:table-cell office:value-type="string">
            <text:p>Insert 5W2 assembly</text:p>
          </table:table-cell>
          <table:table-cell office:value-type="string">
            <text:p>connector insert</text:p>
          </table:table-cell>
          <table:table-cell office:value-type="string">
            <text:p>www.souriau.com</text:p>
          </table:table-cell>
          <table:table-cell table:number-columns-repeated="1017"/>
        </table:table-row>
        <table:table-row table:style-name="ro4">
          <table:table-cell office:value-type="string">
            <text:p>_116000</text:p>
          </table:table-cell>
          <table:table-cell office:value-type="string">
            <text:p>_116001</text:p>
          </table:table-cell>
          <table:table-cell office:value-type="string">
            <text:p>_116002</text:p>
          </table:table-cell>
          <table:table-cell office:value-type="string">
            <text:p>8660-250</text:p>
          </table:table-cell>
          <table:table-cell office:value-type="string">
            <text:p>#12 Rack plug signal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7000</text:p>
          </table:table-cell>
          <table:table-cell office:value-type="string">
            <text:p>_117001</text:p>
          </table:table-cell>
          <table:table-cell office:value-type="string">
            <text:p>_117002</text:p>
          </table:table-cell>
          <table:table-cell office:value-type="string">
            <text:p>TM2PB</text:p>
          </table:table-cell>
          <table:table-cell office:value-type="string">
            <text:p>Phone connector 6.35mm</text:p>
          </table:table-cell>
          <table:table-cell office:value-type="string">
            <text:p>connector</text:p>
          </table:table-cell>
          <table:table-cell office:value-type="string">
            <text:p>? example with screw ?</text:p>
          </table:table-cell>
          <table:table-cell table:number-columns-repeated="1017"/>
        </table:table-row>
        <table:table-row table:style-name="ro2">
          <table:table-cell office:value-type="string">
            <text:p>_118000</text:p>
          </table:table-cell>
          <table:table-cell office:value-type="string">
            <text:p>_118001</text:p>
          </table:table-cell>
          <table:table-cell office:value-type="string">
            <text:p>_118002</text:p>
          </table:table-cell>
          <table:table-cell office:value-type="string">
            <text:p>M81824</text:p>
          </table:table-cell>
          <table:table-cell office:value-type="string">
            <text:p>Butt Splice Terminal</text:p>
          </table:table-cell>
          <table:table-cell office:value-type="string">
            <text:p>splice</text:p>
          </table:table-cell>
          <table:table-cell office:value-type="string">
            <text:p>TE CONNECTIVITY / RAYCHEM <text:s/><text:a xlink:href="http://www.newark.com/te-connectivity-raychem/m81824-1-2/terminal-butt-splice-crimp-blue/dp/16M1438">http://www.newark.com/te-connectivity-raychem/m81824-1-2/terminal-butt-splice-crimp-blue/dp/16M1438</text:a></text:p>
          </table:table-cell>
          <table:table-cell table:number-columns-repeated="1017"/>
        </table:table-row>
        <table:table-row table:style-name="ro3">
          <table:table-cell office:value-type="string">
            <text:p>_119000</text:p>
          </table:table-cell>
          <table:table-cell office:value-type="string">
            <text:p>_119001</text:p>
          </table:table-cell>
          <table:table-cell office:value-type="string">
            <text:p>_119002</text:p>
          </table:table-cell>
          <table:table-cell office:value-type="string">
            <text:p>DEP09S065TLF</text:p>
          </table:table-cell>
          <table:table-cell office:value-type="string">
            <text:p>D-sub 9 Pin Db9 Female Solder Type Socket Connector</text:p>
          </table:table-cell>
          <table:table-cell office:value-type="string">
            <text:p>connector</text:p>
          </table:table-cell>
          <table:table-cell office:value-type="string">
            <text:p>http://eu.mouser.com/ProductDetail/FCI/DEP09S065TLF/?qs=dNsYR%2FH0PyMEk37n6xMGOg%3D%3D</text:p>
          </table:table-cell>
          <table:table-cell table:number-columns-repeated="1017"/>
        </table:table-row>
        <table:table-row table:style-name="ro4">
          <table:table-cell office:value-type="string">
            <text:p>_120000</text:p>
          </table:table-cell>
          <table:table-cell office:value-type="string">
            <text:p>_120001</text:p>
          </table:table-cell>
          <table:table-cell office:value-type="string">
            <text:p>_120002</text:p>
          </table:table-cell>
          <table:table-cell table:style-name="ce3" office:value-type="string">
            <text:p>TC122</text:p>
          </table:table-cell>
          <table:table-cell table:style-name="ce5" office:value-type="string">
            <text:p>Braid 1/2inch</text:p>
          </table:table-cell>
          <table:table-cell office:value-type="string">
            <text:p>overbraid</text:p>
          </table:table-cell>
          <table:table-cell table:style-name="ce5" office:value-type="string">
            <text:p>http://www.gladdingbraid.com/tinnedCTB.php</text:p>
          </table:table-cell>
          <table:table-cell table:number-columns-repeated="1017"/>
        </table:table-row>
        <table:table-row table:style-name="ro4">
          <table:table-cell office:value-type="string">
            <text:p>_121000</text:p>
          </table:table-cell>
          <table:table-cell office:value-type="string">
            <text:p>_121001</text:p>
          </table:table-cell>
          <table:table-cell office:value-type="string">
            <text:p>_121002</text:p>
          </table:table-cell>
          <table:table-cell table:style-name="ce3" office:value-type="string">
            <text:p>F6W1.50BK</text:p>
          </table:table-cell>
          <table:table-cell table:style-name="ce5" office:value-type="string">
            <text:p>Wrap</text:p>
          </table:table-cell>
          <table:table-cell office:value-type="string">
            <text:p>protective covering</text:p>
          </table:table-cell>
          <table:table-cell table:style-name="ce5" office:value-type="string">
            <text:p>http://www.dtl-connectors.co.uk/store/f6w1-50bk-techflex-woven-split-tubular-harness-wrap.html</text:p>
          </table:table-cell>
          <table:table-cell table:number-columns-repeated="1017"/>
        </table:table-row>
        <table:table-row table:style-name="ro4">
          <table:table-cell office:value-type="string">
            <text:p>_122000</text:p>
          </table:table-cell>
          <table:table-cell office:value-type="string">
            <text:p>_122001</text:p>
          </table:table-cell>
          <table:table-cell office:value-type="string">
            <text:p>_122002</text:p>
          </table:table-cell>
          <table:table-cell office:value-type="string">
            <text:p>H4N1.00BK</text:p>
          </table:table-cell>
          <table:table-cell office:value-type="string">
            <text:p>HeatShrink</text:p>
          </table:table-cell>
          <table:table-cell office:value-type="string">
            <text:p>protective covering</text:p>
          </table:table-cell>
          <table:table-cell table:number-columns-repeated="1018"/>
        </table:table-row>
        <table:table-row table:style-name="ro2">
          <table:table-cell office:value-type="string">
            <text:p>_123000</text:p>
          </table:table-cell>
          <table:table-cell office:value-type="string">
            <text:p>_123001</text:p>
          </table:table-cell>
          <table:table-cell office:value-type="string">
            <text:p>_123002</text:p>
          </table:table-cell>
          <table:table-cell office:value-type="string">
            <text:p>8660-140</text:p>
          </table:table-cell>
          <table:table-cell office:value-type="string">
            <text:p>Backshell EMI connector</text:p>
          </table:table-cell>
          <table:table-cell office:value-type="string">
            <text:p>electrified backshell</text:p>
          </table:table-cell>
          <table:table-cell office:value-type="string">
            <text:p><text:a xlink:href="http://www.souriau.com/">www.souriau.com</text:a> <text:s/>COVER for contacts only?</text:p>
          </table:table-cell>
          <table:table-cell table:number-columns-repeated="1017"/>
        </table:table-row>
        <table:table-row table:style-name="ro5">
          <table:table-cell office:value-type="string">
            <text:p>_124000</text:p>
          </table:table-cell>
          <table:table-cell office:value-type="string">
            <text:p>_124001</text:p>
          </table:table-cell>
          <table:table-cell office:value-type="string">
            <text:p>_124002</text:p>
          </table:table-cell>
          <table:table-cell table:style-name="ce4" office:value-type="string">
            <text:p>Battery-Std</text:p>
          </table:table-cell>
          <table:table-cell table:style-name="ce4" office:value-type="string">
            <text:p>Battery,12V,100Ah</text:p>
          </table:table-cell>
          <table:table-cell table:style-name="ce4" office:value-type="string">
            <text:p>piece part</text:p>
          </table:table-cell>
          <table:table-cell table:number-columns-repeated="1018"/>
        </table:table-row>
        <table:table-row table:style-name="ro2">
          <table:table-cell office:value-type="string">
            <text:p>_311000</text:p>
          </table:table-cell>
          <table:table-cell office:value-type="string">
            <text:p>_311001</text:p>
          </table:table-cell>
          <table:table-cell office:value-type="string">
            <text:p>_311002</text:p>
          </table:table-cell>
          <table:table-cell office:value-type="string">
            <text:p>Part_H1</text:p>
          </table:table-cell>
          <table:table-cell office:value-type="string">
            <text:p>Electrical Harness team reference example</text:p>
          </table:table-cell>
          <table:table-cell office:value-type="string">
            <text:p>wiring harness</text:p>
          </table:table-cell>
          <table:table-cell office:value-type="string">
            <text:p>LOTAR organization</text:p>
          </table:table-cell>
          <table:table-cell table:number-columns-repeated="1017"/>
        </table:table-row>
        <table:table-row table:style-name="ro6">
          <table:table-cell office:value-type="string">
            <text:p>_411000</text:p>
          </table:table-cell>
          <table:table-cell office:value-type="string">
            <text:p>_411001</text:p>
          </table:table-cell>
          <table:table-cell office:value-type="string">
            <text:p>_411002</text:p>
          </table:table-cell>
          <table:table-cell office:value-type="string">
            <text:p>Part_H2</text:p>
          </table:table-cell>
          <table:table-cell office:value-type="string">
            <text:p>Electrical Harness example 2 (minmal)</text:p>
          </table:table-cell>
          <table:table-cell office:value-type="string">
            <text:p>wiring harness</text:p>
          </table:table-cell>
          <table:table-cell table:number-columns-repeated="1018"/>
        </table:table-row>
        <table:table-row table:style-name="ro4">
          <table:table-cell office:value-type="string">
            <text:p>_511000</text:p>
          </table:table-cell>
          <table:table-cell office:value-type="string">
            <text:p>_511001</text:p>
          </table:table-cell>
          <table:table-cell office:value-type="string">
            <text:p>_511002</text:p>
          </table:table-cell>
          <table:table-cell table:number-columns-repeated="2" office:value-type="string">
            <text:p>Aircraft99x</text:p>
          </table:table-cell>
          <table:table-cell table:number-columns-repeated="1019"/>
        </table:table-row>
        <table:table-row table:style-name="ro5" table:number-rows-repeated="1048552">
          <table:table-cell table:number-columns-repeated="1024"/>
        </table:table-row>
        <table:table-row table:style-name="ro5">
          <table:table-cell table:number-columns-repeated="1024"/>
        </table:table-row>
      </table:table>
      <table:table table:name="Assembly structures" table:style-name="ta2" table:print="false">
        <office:forms form:automatic-focus="false" form:apply-design-mode="false"/>
        <table:table-column table:style-name="co9" table:default-cell-style-name="ce5"/>
        <table:table-column table:style-name="co10" table:default-cell-style-name="ce5"/>
        <table:table-column table:style-name="co8" table:default-cell-style-name="ce9"/>
        <table:table-column table:style-name="co11" table:default-cell-style-name="ce3"/>
        <table:table-column table:style-name="co12" table:default-cell-style-name="ce5"/>
        <table:table-column table:style-name="co8" table:number-columns-repeated="1018" table:default-cell-style-name="ce5"/>
        <table:table-column table:style-name="co8" table:default-cell-style-name="ce16"/>
        <table:table-row table:style-name="ro4">
          <table:table-cell office:value-type="string">
            <text:p>Occurrence</text:p>
          </table:table-cell>
          <table:table-cell office:value-type="string">
            <text:p>Occurrence name</text:p>
          </table:table-cell>
          <table:table-cell table:style-name="ce5" office:value-type="string">
            <text:p>PartView</text:p>
          </table:table-cell>
          <table:table-cell office:value-type="string">
            <text:p>Part ID</text:p>
          </table:table-cell>
          <table:table-cell office:value-type="string">
            <text:p>Part Name</text:p>
          </table:table-cell>
          <table:table-cell table:number-columns-repeated="1019"/>
        </table:table-row>
        <table:table-row table:style-name="ro5">
          <table:table-cell table:number-columns-repeated="2"/>
          <table:table-cell table:style-name="ce5"/>
          <table:table-cell table:number-columns-repeated="1021"/>
        </table:table-row>
        <table:table-row table:style-name="ro5">
          <table:table-cell table:style-name="ce7" office:value-type="string" table:number-columns-spanned="2" table:number-rows-spanned="1">
            <text:p>Assembly</text:p>
          </table:table-cell>
          <table:covered-table-cell table:style-name="ce8"/>
          <table:table-cell table:style-name="ce8" office:value-type="string">
            <text:p>_115002</text:p>
          </table:table-cell>
          <table:table-cell table:style-name="ce10" office:value-type="string">
            <text:p>8660-5W2x1</text:p>
          </table:table-cell>
          <table:table-cell table:style-name="ce8" office:value-type="string">
            <text:p>Insert 5W2 assembly</text:p>
          </table:table-cell>
          <table:table-cell table:style-name="ce8" table:number-columns-repeated="2"/>
          <table:table-cell table:style-name="ce15" table:number-columns-repeated="1017"/>
        </table:table-row>
        <table:table-row table:style-name="ro5">
          <table:table-cell office:value-type="string">
            <text:p>_213100</text:p>
          </table:table-cell>
          <table:table-cell office:value-type="string">
            <text:p>coax1</text:p>
          </table:table-cell>
          <table:table-cell table:style-name="ce5" office:value-type="string">
            <text:p>_113002</text:p>
          </table:table-cell>
          <table:table-cell table:style-name="ce11" office:value-type="string" table:number-columns-spanned="1" table:number-rows-spanned="2">
            <text:p>8660-2485</text:p>
          </table:table-cell>
          <table:table-cell table:style-name="ce14" office:value-type="string" table:number-columns-spanned="1" table:number-rows-spanned="2">
            <text:p>#5 Coax contact</text:p>
          </table:table-cell>
          <table:table-cell table:number-columns-repeated="1019"/>
        </table:table-row>
        <table:table-row table:style-name="ro5">
          <table:table-cell office:value-type="string">
            <text:p>_213210</text:p>
          </table:table-cell>
          <table:table-cell office:value-type="string">
            <text:p>coax2</text:p>
          </table:table-cell>
          <table:table-cell table:style-name="ce5" office:value-type="string">
            <text:p>_113002</text:p>
          </table:table-cell>
          <table:covered-table-cell table:style-name="ce11"/>
          <table:covered-table-cell table:style-name="ce14" office:value-type="string">
            <text:p>#5 Coax contact</text:p>
          </table:covered-table-cell>
          <table:table-cell table:number-columns-repeated="1019"/>
        </table:table-row>
        <table:table-row table:style-name="ro5">
          <table:table-cell office:value-type="string">
            <text:p>_214100</text:p>
          </table:table-cell>
          <table:table-cell office:value-type="string">
            <text:p>power3</text:p>
          </table:table-cell>
          <table:table-cell table:style-name="ce5" office:value-type="string">
            <text:p>_114002</text:p>
          </table:table-cell>
          <table:table-cell table:style-name="ce11" office:value-type="string" table:number-columns-spanned="1" table:number-rows-spanned="2">
            <text:p>8660-249</text:p>
          </table:table-cell>
          <table:table-cell table:style-name="ce14" office:value-type="string" table:number-columns-spanned="1" table:number-rows-spanned="2">
            <text:p>#16 Rack plug power contact</text:p>
          </table:table-cell>
          <table:table-cell table:number-columns-repeated="1019"/>
        </table:table-row>
        <table:table-row table:style-name="ro5">
          <table:table-cell office:value-type="string">
            <text:p>_214200</text:p>
          </table:table-cell>
          <table:table-cell office:value-type="string">
            <text:p>power4</text:p>
          </table:table-cell>
          <table:table-cell table:style-name="ce5" office:value-type="string">
            <text:p>_114002</text:p>
          </table:table-cell>
          <table:covered-table-cell table:style-name="ce11" office:value-type="string">
            <text:p>8660-249</text:p>
          </table:covered-table-cell>
          <table:covered-table-cell table:style-name="ce14" office:value-type="string">
            <text:p>#16 Rack plug power contact</text:p>
          </table:covered-table-cell>
          <table:table-cell table:number-columns-repeated="1019"/>
        </table:table-row>
        <table:table-row table:style-name="ro5">
          <table:table-cell office:value-type="string">
            <text:p>_216100</text:p>
          </table:table-cell>
          <table:table-cell office:value-type="string">
            <text:p>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5">
          <table:table-cell office:value-type="string">
            <text:p>_212005</text:p>
          </table:table-cell>
          <table:table-cell office:value-type="string">
            <text:p>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2"/>
          <table:table-cell table:style-name="ce16" table:number-columns-repeated="1016"/>
          <table:table-cell/>
        </table:table-row>
        <table:table-row table:style-name="ro5">
          <table:table-cell table:number-columns-repeated="2"/>
          <table:table-cell table:style-name="ce5"/>
          <table:table-cell table:number-columns-repeated="1021"/>
        </table:table-row>
        <table:table-row table:style-name="ro7">
          <table:table-cell table:style-name="ce7" office:value-type="string" table:number-columns-spanned="2" table:number-rows-spanned="1">
            <text:p>Assembly</text:p>
          </table:table-cell>
          <table:covered-table-cell table:style-name="ce8"/>
          <table:table-cell table:style-name="ce8" office:value-type="string">
            <text:p>_110001</text:p>
          </table:table-cell>
          <table:table-cell table:style-name="ce12" office:value-type="string">
            <text:p>SB6 4 1 M G 05 W2 P E1 01 AA</text:p>
          </table:table-cell>
          <table:table-cell table:style-name="ce8" office:value-type="string">
            <text:p>ARINC 600 set</text:p>
          </table:table-cell>
          <table:table-cell table:style-name="ce8" table:number-columns-repeated="2"/>
          <table:table-cell table:style-name="ce15" table:number-columns-repeated="1017"/>
        </table:table-row>
        <table:table-row table:style-name="ro5">
          <table:table-cell office:value-type="string">
            <text:p>_211005</text:p>
          </table:table-cell>
          <table:table-cell office:value-type="string">
            <text:p>A-insert</text:p>
          </table:table-cell>
          <table:table-cell table:style-name="ce5" office:value-type="string">
            <text:p>_111002</text:p>
          </table:table-cell>
          <table:table-cell table:style-name="ce11" office:value-type="string" table:number-columns-spanned="1" table:number-rows-spanned="2">
            <text:p>8660-31A-100-01A/AA</text:p>
          </table:table-cell>
          <table:table-cell table:style-name="ce11" office:value-type="string" table:number-columns-spanned="1" table:number-rows-spanned="2">
            <text:p>ARINC 600 shell 1 A and B dummy</text:p>
          </table:table-cell>
          <table:table-cell table:number-columns-repeated="1019"/>
        </table:table-row>
        <table:table-row table:style-name="ro5">
          <table:table-cell office:value-type="string">
            <text:p>_211006</text:p>
          </table:table-cell>
          <table:table-cell office:value-type="string">
            <text:p>B-insert</text:p>
          </table:table-cell>
          <table:table-cell table:style-name="ce5" office:value-type="string">
            <text:p>_111002</text:p>
          </table:table-cell>
          <table:covered-table-cell table:style-name="ce11" office:value-type="string">
            <text:p>8660-31A-100-01A/AA</text:p>
          </table:covered-table-cell>
          <table:covered-table-cell table:style-name="ce11" office:value-type="string">
            <text:p>ARINC 600 shell 1 A and B dummy</text:p>
          </table:covered-table-cell>
          <table:table-cell table:number-columns-repeated="1019"/>
        </table:table-row>
        <table:table-row table:style-name="ro5">
          <table:table-cell office:value-type="string">
            <text:p>_215100</text:p>
          </table:table-cell>
          <table:table-cell office:value-type="string">
            <text:p>C-Assy</text:p>
          </table:table-cell>
          <table:table-cell table:style-name="ce4" office:value-type="string">
            <text:p>_115000</text:p>
          </table:table-cell>
          <table:table-cell table:style-name="ce4" office:value-type="string">
            <text:p>8660-5W2x1</text:p>
          </table:table-cell>
          <table:table-cell table:style-name="ce3" office:value-type="string">
            <text:p>Insert 5W2 assembly</text:p>
          </table:table-cell>
          <table:table-cell table:number-columns-repeated="1019"/>
        </table:table-row>
        <table:table-row table:style-name="ro5">
          <table:table-cell table:style-name="ce4" office:value-type="string">
            <text:p>_213110</text:p>
          </table:table-cell>
          <table:table-cell office:value-type="string">
            <text:p>C-Assy/coax1</text:p>
          </table:table-cell>
          <table:table-cell table:style-name="ce5" office:value-type="string">
            <text:p>_113002</text:p>
          </table:table-cell>
          <table:table-cell table:style-name="ce11" office:value-type="string" table:number-columns-spanned="1" table:number-rows-spanned="2">
            <text:p>8660-2485</text:p>
          </table:table-cell>
          <table:table-cell table:style-name="ce14" office:value-type="string" table:number-columns-spanned="1" table:number-rows-spanned="2">
            <text:p>#5 Coax contact</text:p>
          </table:table-cell>
          <table:table-cell table:number-columns-repeated="1019"/>
        </table:table-row>
        <table:table-row table:style-name="ro5">
          <table:table-cell office:value-type="string">
            <text:p>_213210</text:p>
          </table:table-cell>
          <table:table-cell office:value-type="string">
            <text:p>C-Assy/coax2</text:p>
          </table:table-cell>
          <table:table-cell table:style-name="ce5" office:value-type="string">
            <text:p>_113002</text:p>
          </table:table-cell>
          <table:covered-table-cell table:style-name="ce11"/>
          <table:covered-table-cell table:style-name="ce14" office:value-type="string">
            <text:p>#5 Coax contact</text:p>
          </table:covered-table-cell>
          <table:table-cell table:number-columns-repeated="1019"/>
        </table:table-row>
        <table:table-row table:style-name="ro4">
          <table:table-cell table:style-name="ce4" office:value-type="string">
            <text:p>_214110</text:p>
          </table:table-cell>
          <table:table-cell office:value-type="string">
            <text:p>C-Assy/power3</text:p>
          </table:table-cell>
          <table:table-cell table:style-name="ce5" office:value-type="string">
            <text:p>_114002</text:p>
          </table:table-cell>
          <table:table-cell table:style-name="ce11" office:value-type="string" table:number-columns-spanned="1" table:number-rows-spanned="2">
            <text:p>8660-249</text:p>
          </table:table-cell>
          <table:table-cell table:style-name="ce14" office:value-type="string" table:number-columns-spanned="1" table:number-rows-spanned="2">
            <text:p>#16 Rack plug power contact</text:p>
          </table:table-cell>
          <table:table-cell table:number-columns-repeated="1019"/>
        </table:table-row>
        <table:table-row table:style-name="ro4">
          <table:table-cell table:style-name="ce4" office:value-type="string">
            <text:p>_214210</text:p>
          </table:table-cell>
          <table:table-cell office:value-type="string">
            <text:p>C-Assy/power4</text:p>
          </table:table-cell>
          <table:table-cell table:style-name="ce5" office:value-type="string">
            <text:p>_114002</text:p>
          </table:table-cell>
          <table:covered-table-cell table:style-name="ce11" office:value-type="string">
            <text:p>8660-249</text:p>
          </table:covered-table-cell>
          <table:covered-table-cell table:style-name="ce14" office:value-type="string">
            <text:p>#16 Rack plug power contact</text:p>
          </table:covered-table-cell>
          <table:table-cell table:number-columns-repeated="1019"/>
        </table:table-row>
        <table:table-row table:style-name="ro4">
          <table:table-cell table:style-name="ce4" office:value-type="string">
            <text:p>_216110</text:p>
          </table:table-cell>
          <table:table-cell office:value-type="string">
            <text:p>C-Assy/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5">
          <table:table-cell office:value-type="string">
            <text:p>no</text:p>
          </table:table-cell>
          <table:table-cell office:value-type="string">
            <text:p>C-Assy/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4"/>
          <table:table-cell table:style-name="ce16" table:number-columns-repeated="1014"/>
          <table:table-cell/>
        </table:table-row>
        <table:table-row table:style-name="ro5">
          <table:table-cell office:value-type="string">
            <text:p>_223100</text:p>
          </table:table-cell>
          <table:table-cell office:value-type="string">
            <text:p>backshell1</text:p>
          </table:table-cell>
          <table:table-cell table:style-name="ce5" office:value-type="string">
            <text:p>_123002</text:p>
          </table:table-cell>
          <table:table-cell office:value-type="string">
            <text:p>8660-140</text:p>
          </table:table-cell>
          <table:table-cell table:style-name="ce3" office:value-type="string">
            <text:p>Backshell EMI connector</text:p>
          </table:table-cell>
          <table:table-cell table:number-columns-repeated="1019"/>
        </table:table-row>
        <table:table-row table:style-name="ro5">
          <table:table-cell table:number-columns-repeated="2"/>
          <table:table-cell table:style-name="ce5"/>
          <table:table-cell table:number-columns-repeated="1021"/>
        </table:table-row>
        <table:table-row table:style-name="ro8">
          <table:table-cell table:style-name="ce7" office:value-type="string" table:number-columns-spanned="2" table:number-rows-spanned="1">
            <text:p>Assembly</text:p>
          </table:table-cell>
          <table:covered-table-cell table:style-name="ce8"/>
          <table:table-cell table:style-name="ce8" office:value-type="string">
            <text:p>_311002</text:p>
          </table:table-cell>
          <table:table-cell table:style-name="ce12" office:value-type="string">
            <text:p>Part_H1</text:p>
          </table:table-cell>
          <table:table-cell table:style-name="ce8" office:value-type="string">
            <text:p>Electrical Harness example 1</text:p>
          </table:table-cell>
          <table:table-cell table:style-name="ce8" table:number-columns-repeated="1018"/>
          <table:table-cell table:style-name="ce15"/>
        </table:table-row>
        <table:table-row table:style-name="ro5">
          <table:table-cell office:value-type="string">
            <text:p>_201004</text:p>
          </table:table-cell>
          <table:table-cell office:value-type="string">
            <text:p>wire1</text:p>
          </table:table-cell>
          <table:table-cell table:style-name="ce5" office:value-type="string">
            <text:p>_101002</text:p>
          </table:table-cell>
          <table:table-cell table:style-name="ce13" office:value-type="string" table:number-columns-spanned="1" table:number-rows-spanned="3">
            <text:p>04034-22-9</text:p>
          </table:table-cell>
          <table:table-cell table:style-name="ce13" office:value-type="string" table:number-columns-spanned="1" table:number-rows-spanned="3">
            <text:p>WIRE,ELEC,COMP,SNGL CONDUCTOR,150 DEG C</text:p>
          </table:table-cell>
          <table:table-cell table:number-columns-repeated="1019"/>
        </table:table-row>
        <table:table-row table:style-name="ro5">
          <table:table-cell office:value-type="string">
            <text:p>_201104</text:p>
          </table:table-cell>
          <table:table-cell office:value-type="string">
            <text:p>wire2</text:p>
          </table:table-cell>
          <table:table-cell table:style-name="ce5" office:value-type="string">
            <text:p>_101002</text:p>
          </table:table-cell>
          <table:covered-table-cell table:style-name="ce13" office:value-type="string">
            <text:p>04034-22-9</text:p>
          </table:covered-table-cell>
          <table:covered-table-cell table:style-name="ce13" office:value-type="string">
            <text:p>WIRE,ELEC,COMP,SNGL CONDUCTOR,150 DEG C</text:p>
          </table:covered-table-cell>
          <table:table-cell table:number-columns-repeated="1019"/>
        </table:table-row>
        <table:table-row table:style-name="ro5">
          <table:table-cell office:value-type="string">
            <text:p>_201204</text:p>
          </table:table-cell>
          <table:table-cell office:value-type="string">
            <text:p>wire3</text:p>
          </table:table-cell>
          <table:table-cell table:style-name="ce5" office:value-type="string">
            <text:p>_101001</text:p>
          </table:table-cell>
          <table:covered-table-cell table:style-name="ce13" office:value-type="string">
            <text:p>04034-22-9</text:p>
          </table:covered-table-cell>
          <table:covered-table-cell table:style-name="ce13" office:value-type="string">
            <text:p>WIRE,ELEC,COMP,SNGL CONDUCTOR,150 DEG C</text:p>
          </table:covered-table-cell>
          <table:table-cell table:number-columns-repeated="1019"/>
        </table:table-row>
        <table:table-row table:style-name="ro5">
          <table:table-cell office:value-type="string">
            <text:p>_202006</text:p>
          </table:table-cell>
          <table:table-cell office:value-type="string">
            <text:p>cable1</text:p>
          </table:table-cell>
          <table:table-cell table:style-name="ce5" office:value-type="string">
            <text:p>_102002</text:p>
          </table:table-cell>
          <table:table-cell table:style-name="ce11" office:value-type="string" table:number-columns-spanned="1" table:number-rows-spanned="2">
            <text:p>RG 58</text:p>
          </table:table-cell>
          <table:table-cell table:style-name="ce14" office:value-type="string" table:number-columns-spanned="1" table:number-rows-spanned="2">
            <text:p>RG 58</text:p>
          </table:table-cell>
          <table:table-cell table:number-columns-repeated="1019"/>
        </table:table-row>
        <table:table-row table:style-name="ro5">
          <table:table-cell office:value-type="string">
            <text:p>_202106</text:p>
          </table:table-cell>
          <table:table-cell office:value-type="string">
            <text:p>cable2</text:p>
          </table:table-cell>
          <table:table-cell table:style-name="ce5" office:value-type="string">
            <text:p>_102002</text:p>
          </table:table-cell>
          <table:covered-table-cell table:number-columns-repeated="2" table:style-name="ce11" office:value-type="string">
            <text:p>RG 58</text:p>
          </table:covered-table-cell>
          <table:table-cell table:number-columns-repeated="1019"/>
        </table:table-row>
        <table:table-row table:style-name="ro4">
          <table:table-cell office:value-type="string">
            <text:p>_204006</text:p>
          </table:table-cell>
          <table:table-cell office:value-type="string">
            <text:p>cable3</text:p>
          </table:table-cell>
          <table:table-cell table:style-name="ce5" office:value-type="string">
            <text:p>_104002</text:p>
          </table:table-cell>
          <table:table-cell office:value-type="string">
            <text:p>16 AWG</text:p>
          </table:table-cell>
          <table:table-cell office:value-type="string">
            <text:p>Speaker wire</text:p>
          </table:table-cell>
          <table:table-cell table:number-columns-repeated="1019"/>
        </table:table-row>
        <table:table-row table:style-name="ro4">
          <table:table-cell office:value-type="string">
            <text:p>_220005</text:p>
          </table:table-cell>
          <table:table-cell office:value-type="string">
            <text:p>braid1</text:p>
          </table:table-cell>
          <table:table-cell table:style-name="ce5" office:value-type="string">
            <text:p>_120002</text:p>
          </table:table-cell>
          <table:table-cell office:value-type="string">
            <text:p>TC122</text:p>
          </table:table-cell>
          <table:table-cell office:value-type="string">
            <text:p>Braid 1/2inch</text:p>
          </table:table-cell>
          <table:table-cell table:style-name="Default"/>
          <table:table-cell table:number-columns-repeated="1018"/>
        </table:table-row>
        <table:table-row table:style-name="ro4">
          <table:table-cell office:value-type="string">
            <text:p>_221005</text:p>
          </table:table-cell>
          <table:table-cell office:value-type="string">
            <text:p>wrap1</text:p>
          </table:table-cell>
          <table:table-cell table:style-name="ce5" office:value-type="string">
            <text:p>_121002</text:p>
          </table:table-cell>
          <table:table-cell office:value-type="string">
            <text:p>F6W1.50BK</text:p>
          </table:table-cell>
          <table:table-cell office:value-type="string">
            <text:p>Wrap</text:p>
          </table:table-cell>
          <table:table-cell table:style-name="Default"/>
          <table:table-cell table:number-columns-repeated="1018"/>
        </table:table-row>
        <table:table-row table:style-name="ro4">
          <table:table-cell office:value-type="string">
            <text:p>_222005</text:p>
          </table:table-cell>
          <table:table-cell office:value-type="string">
            <text:p>heatshrink1</text:p>
          </table:table-cell>
          <table:table-cell table:style-name="ce5" office:value-type="string">
            <text:p>_122002</text:p>
          </table:table-cell>
          <table:table-cell office:value-type="string">
            <text:p>H4N1.00BK</text:p>
          </table:table-cell>
          <table:table-cell office:value-type="string">
            <text:p>HeatShrink</text:p>
          </table:table-cell>
          <table:table-cell table:number-columns-repeated="1019"/>
        </table:table-row>
        <table:table-row table:style-name="ro9">
          <table:table-cell office:value-type="string">
            <text:p>_203005</text:p>
          </table:table-cell>
          <table:table-cell office:value-type="string">
            <text:p>lug1</text:p>
          </table:table-cell>
          <table:table-cell table:style-name="ce5" office:value-type="string">
            <text:p>_103002</text:p>
          </table:table-cell>
          <table:table-cell office:value-type="string">
            <text:p>MS5036-153</text:p>
          </table:table-cell>
          <table:table-cell table:style-name="ce3" office:value-type="string">
            <text:p>TERMINAL LUG CRIMP STYLE COPPER INSULATED RING TONGUE</text:p>
          </table:table-cell>
          <table:table-cell table:number-columns-repeated="1019"/>
        </table:table-row>
        <table:table-row table:style-name="ro3">
          <table:table-cell office:value-type="string">
            <text:p>_210100</text:p>
          </table:table-cell>
          <table:table-cell office:value-type="string">
            <text:p>arinc1</text:p>
          </table:table-cell>
          <table:table-cell table:style-name="ce5" office:value-type="string">
            <text:p>_110002</text:p>
          </table:table-cell>
          <table:table-cell office:value-type="string">
            <text:p>SB6 4 1 M G 05 W2 P E1 01 AA</text:p>
          </table:table-cell>
          <table:table-cell office:value-type="string">
            <text:p>ARINC 600 set</text:p>
          </table:table-cell>
          <table:table-cell table:number-columns-repeated="1019"/>
        </table:table-row>
        <table:table-row table:style-name="ro5">
          <table:table-cell office:value-type="string">
            <text:p>no</text:p>
          </table:table-cell>
          <table:table-cell office:value-type="string">
            <text:p>arinc1/A-insert</text:p>
          </table:table-cell>
          <table:table-cell table:style-name="ce5" office:value-type="string">
            <text:p>_111002</text:p>
          </table:table-cell>
          <table:table-cell table:style-name="ce11" office:value-type="string" table:number-columns-spanned="1" table:number-rows-spanned="2">
            <text:p>8660-31A-100-01A/AA</text:p>
          </table:table-cell>
          <table:table-cell table:style-name="ce11" office:value-type="string" table:number-columns-spanned="1" table:number-rows-spanned="2">
            <text:p>ARINC 600 shell 1 A and B dummy</text:p>
          </table:table-cell>
          <table:table-cell table:number-columns-repeated="1019"/>
        </table:table-row>
        <table:table-row table:style-name="ro5">
          <table:table-cell office:value-type="string">
            <text:p>no</text:p>
          </table:table-cell>
          <table:table-cell office:value-type="string">
            <text:p>arinc1/B-insert</text:p>
          </table:table-cell>
          <table:table-cell table:style-name="ce5" office:value-type="string">
            <text:p>_111002</text:p>
          </table:table-cell>
          <table:covered-table-cell table:style-name="ce11" office:value-type="string">
            <text:p>8660-31A-100-01A/AA</text:p>
          </table:covered-table-cell>
          <table:covered-table-cell table:style-name="ce11" office:value-type="string">
            <text:p>ARINC 600 shell 1 A and B dummy</text:p>
          </table:covered-table-cell>
          <table:table-cell table:number-columns-repeated="1019"/>
        </table:table-row>
        <table:table-row table:style-name="ro5">
          <table:table-cell office:value-type="string">
            <text:p>_215110</text:p>
          </table:table-cell>
          <table:table-cell office:value-type="string">
            <text:p>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5">
          <table:table-cell office:value-type="string">
            <text:p>_213120</text:p>
          </table:table-cell>
          <table:table-cell office:value-type="string">
            <text:p>arinc1/C-Assy/coax1</text:p>
          </table:table-cell>
          <table:table-cell table:style-name="ce5" office:value-type="string">
            <text:p>_113002</text:p>
          </table:table-cell>
          <table:table-cell table:style-name="ce11" office:value-type="string" table:number-columns-spanned="1" table:number-rows-spanned="2">
            <text:p>8660-2485</text:p>
          </table:table-cell>
          <table:table-cell table:style-name="ce14" office:value-type="string" table:number-columns-spanned="1" table:number-rows-spanned="2">
            <text:p>#5 Coax contact</text:p>
          </table:table-cell>
          <table:table-cell table:number-columns-repeated="1019"/>
        </table:table-row>
        <table:table-row table:style-name="ro5">
          <table:table-cell office:value-type="string">
            <text:p>_213220</text:p>
          </table:table-cell>
          <table:table-cell office:value-type="string">
            <text:p>arinc1/C-Assy/coax2</text:p>
          </table:table-cell>
          <table:table-cell table:style-name="ce5" office:value-type="string">
            <text:p>_113002</text:p>
          </table:table-cell>
          <table:covered-table-cell table:style-name="ce11"/>
          <table:covered-table-cell table:style-name="ce14" office:value-type="string">
            <text:p>#5 Coax contact</text:p>
          </table:covered-table-cell>
          <table:table-cell table:number-columns-repeated="1019"/>
        </table:table-row>
        <table:table-row table:style-name="ro5">
          <table:table-cell table:style-name="ce4" office:value-type="string">
            <text:p>_214121</text:p>
          </table:table-cell>
          <table:table-cell office:value-type="string">
            <text:p>arinc1/C-Assy/power3</text:p>
          </table:table-cell>
          <table:table-cell table:style-name="ce5" office:value-type="string">
            <text:p>_114002</text:p>
          </table:table-cell>
          <table:table-cell table:style-name="ce11" office:value-type="string" table:number-columns-spanned="1" table:number-rows-spanned="2">
            <text:p>8660-249</text:p>
          </table:table-cell>
          <table:table-cell table:style-name="ce14" office:value-type="string" table:number-columns-spanned="1" table:number-rows-spanned="2">
            <text:p>#16 Rack plug power contact</text:p>
          </table:table-cell>
          <table:table-cell table:number-columns-repeated="1019"/>
        </table:table-row>
        <table:table-row table:style-name="ro4">
          <table:table-cell table:style-name="ce4" office:value-type="string">
            <text:p>_214220</text:p>
          </table:table-cell>
          <table:table-cell office:value-type="string">
            <text:p>arinc1/C-Assy/power4</text:p>
          </table:table-cell>
          <table:table-cell table:style-name="ce5" office:value-type="string">
            <text:p>_114002</text:p>
          </table:table-cell>
          <table:covered-table-cell table:style-name="ce11" office:value-type="string">
            <text:p>8660-249</text:p>
          </table:covered-table-cell>
          <table:covered-table-cell table:style-name="ce14" office:value-type="string">
            <text:p>#16 Rack plug power contact</text:p>
          </table:covered-table-cell>
          <table:table-cell table:number-columns-repeated="1019"/>
        </table:table-row>
        <table:table-row table:style-name="ro4">
          <table:table-cell table:style-name="ce4" office:value-type="string">
            <text:p>_216120</text:p>
          </table:table-cell>
          <table:table-cell office:value-type="string">
            <text:p>arinc1/C-Assy/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5">
          <table:table-cell office:value-type="string">
            <text:p>no</text:p>
          </table:table-cell>
          <table:table-cell office:value-type="string">
            <text:p>arinc1/C-Assy/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1019"/>
        </table:table-row>
        <table:table-row table:style-name="ro5">
          <table:table-cell office:value-type="string">
            <text:p>_223200</text:p>
          </table:table-cell>
          <table:table-cell office:value-type="string">
            <text:p>arinc1/backshell1</text:p>
          </table:table-cell>
          <table:table-cell table:style-name="ce5" office:value-type="string">
            <text:p>_123002</text:p>
          </table:table-cell>
          <table:table-cell office:value-type="string">
            <text:p>8660-140</text:p>
          </table:table-cell>
          <table:table-cell table:style-name="ce3" office:value-type="string">
            <text:p>Backshell EMI connector</text:p>
          </table:table-cell>
          <table:table-cell table:number-columns-repeated="1019"/>
        </table:table-row>
        <table:table-row table:style-name="ro4">
          <table:table-cell office:value-type="string">
            <text:p>_217100</text:p>
          </table:table-cell>
          <table:table-cell office:value-type="string">
            <text:p>phone1</text:p>
          </table:table-cell>
          <table:table-cell table:style-name="ce5" office:value-type="string">
            <text:p>_117002</text:p>
          </table:table-cell>
          <table:table-cell office:value-type="string">
            <text:p>TM2PB</text:p>
          </table:table-cell>
          <table:table-cell office:value-type="string">
            <text:p>Phone connector 6.35mm</text:p>
          </table:table-cell>
          <table:table-cell table:number-columns-repeated="1019"/>
        </table:table-row>
        <table:table-row table:style-name="ro4">
          <table:table-cell office:value-type="string">
            <text:p>_218100</text:p>
          </table:table-cell>
          <table:table-cell office:value-type="string">
            <text:p>splice1</text:p>
          </table:table-cell>
          <table:table-cell table:style-name="ce5" office:value-type="string">
            <text:p>_118002</text:p>
          </table:table-cell>
          <table:table-cell office:value-type="string">
            <text:p>M81824</text:p>
          </table:table-cell>
          <table:table-cell office:value-type="string">
            <text:p>SPLICE</text:p>
          </table:table-cell>
          <table:table-cell table:number-columns-repeated="1019"/>
        </table:table-row>
        <table:table-row table:style-name="ro2">
          <table:table-cell office:value-type="string">
            <text:p>_219100</text:p>
          </table:table-cell>
          <table:table-cell office:value-type="string">
            <text:p>dsub1</text:p>
          </table:table-cell>
          <table:table-cell table:style-name="ce5" office:value-type="string">
            <text:p>_119002</text:p>
          </table:table-cell>
          <table:table-cell office:value-type="string">
            <text:p>DEP09S065TLF</text:p>
          </table:table-cell>
          <table:table-cell table:style-name="ce3" office:value-type="string">
            <text:p>D-sub 9 Pin Db9 Female Solder Type Socket Connector</text:p>
          </table:table-cell>
          <table:table-cell table:number-columns-repeated="1019"/>
        </table:table-row>
        <table:table-row table:style-name="ro5">
          <table:table-cell table:number-columns-repeated="2"/>
          <table:table-cell table:style-name="ce5"/>
          <table:table-cell table:number-columns-repeated="4"/>
          <table:table-cell table:style-name="ce16" table:number-columns-repeated="1016"/>
          <table:table-cell/>
        </table:table-row>
        <table:table-row table:style-name="ro8">
          <table:table-cell table:style-name="ce7" office:value-type="string" table:number-columns-spanned="2" table:number-rows-spanned="1">
            <text:p>Assembly</text:p>
          </table:table-cell>
          <table:covered-table-cell table:style-name="ce8"/>
          <table:table-cell table:style-name="ce8" office:value-type="string">
            <text:p>_411002</text:p>
          </table:table-cell>
          <table:table-cell table:style-name="ce12" office:value-type="string">
            <text:p>Part_H2</text:p>
          </table:table-cell>
          <table:table-cell table:style-name="ce12" office:value-type="string">
            <text:p>Electrical Harness example 2 </text:p>
          </table:table-cell>
          <table:table-cell table:style-name="ce8" table:number-columns-repeated="1018"/>
          <table:table-cell table:style-name="ce15"/>
        </table:table-row>
        <table:table-row table:style-name="ro6">
          <table:table-cell table:style-name="ce4" office:value-type="string">
            <text:p>_201304</text:p>
          </table:table-cell>
          <table:table-cell office:value-type="string">
            <text:p>wire4</text:p>
          </table:table-cell>
          <table:table-cell table:style-name="ce4" office:value-type="string">
            <text:p>_101002</text:p>
          </table:table-cell>
          <table:table-cell office:value-type="string">
            <text:p>04034-22-9</text:p>
          </table:table-cell>
          <table:table-cell office:value-type="string">
            <text:p>WIRE,ELEC,COMP,SNGL </text:p>
            <text:p>CONDUCTOR,150 DEG C</text:p>
          </table:table-cell>
          <table:table-cell table:number-columns-repeated="1019"/>
        </table:table-row>
        <table:table-row table:style-name="ro9">
          <table:table-cell table:style-name="ce4" office:value-type="string">
            <text:p>_203105</text:p>
          </table:table-cell>
          <table:table-cell office:value-type="string">
            <text:p>lug2</text:p>
          </table:table-cell>
          <table:table-cell table:style-name="ce4" office:value-type="string">
            <text:p>_103002</text:p>
          </table:table-cell>
          <table:table-cell office:value-type="string">
            <text:p>MS5036-153</text:p>
          </table:table-cell>
          <table:table-cell office:value-type="string">
            <text:p>TERMINAL LUG CRIMP STYLE </text:p>
            <text:p>COPPER INSULATED RING </text:p>
            <text:p>TONGUE</text:p>
          </table:table-cell>
          <table:table-cell table:number-columns-repeated="1019"/>
        </table:table-row>
        <table:table-row table:style-name="ro9">
          <table:table-cell office:value-type="string">
            <text:p>_210100</text:p>
          </table:table-cell>
          <table:table-cell office:value-type="string">
            <text:p>arinc1</text:p>
          </table:table-cell>
          <table:table-cell table:style-name="ce5" office:value-type="string">
            <text:p>_110002</text:p>
          </table:table-cell>
          <table:table-cell office:value-type="string">
            <text:p>SB6 4 1 M G 05 W2 P E1 01 AA</text:p>
          </table:table-cell>
          <table:table-cell office:value-type="string">
            <text:p>ARINC 600 set</text:p>
          </table:table-cell>
          <table:table-cell table:number-columns-repeated="1019"/>
        </table:table-row>
        <table:table-row table:style-name="ro5">
          <table:table-cell office:value-type="string">
            <text:p>_215110</text:p>
          </table:table-cell>
          <table:table-cell office:value-type="string">
            <text:p>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5">
          <table:table-cell table:style-name="ce4" office:value-type="string">
            <text:p>_214121</text:p>
          </table:table-cell>
          <table:table-cell office:value-type="string">
            <text:p>arinc1/C-Assy/power3</text:p>
          </table:table-cell>
          <table:table-cell table:style-name="ce5" office:value-type="string">
            <text:p>_114002</text:p>
          </table:table-cell>
          <table:table-cell office:value-type="string">
            <text:p>8660-249</text:p>
          </table:table-cell>
          <table:table-cell office:value-type="string">
            <text:p>#16 Rack plug power contact</text:p>
          </table:table-cell>
          <table:table-cell table:number-columns-repeated="1019"/>
        </table:table-row>
        <table:table-row table:style-name="ro5">
          <table:table-cell table:number-columns-repeated="1024"/>
        </table:table-row>
        <table:table-row table:style-name="ro1">
          <table:table-cell table:style-name="ce7" office:value-type="string" table:number-columns-spanned="2" table:number-rows-spanned="1">
            <text:p>Assembly</text:p>
          </table:table-cell>
          <table:covered-table-cell table:style-name="ce8"/>
          <table:table-cell table:style-name="ce8" office:value-type="string">
            <text:p>_511000</text:p>
          </table:table-cell>
          <table:table-cell table:number-columns-repeated="2" table:style-name="ce12" office:value-type="string">
            <text:p>Aircraft99x</text:p>
          </table:table-cell>
          <table:table-cell table:style-name="ce8" table:number-columns-repeated="1018"/>
          <table:table-cell table:style-name="ce15"/>
        </table:table-row>
        <table:table-row table:style-name="ro5">
          <table:table-cell office:value-type="string">
            <text:p>_311105</text:p>
          </table:table-cell>
          <table:table-cell office:value-type="string">
            <text:p>h1.1</text:p>
          </table:table-cell>
          <table:table-cell table:style-name="ce4" office:value-type="string">
            <text:p>_311002</text:p>
          </table:table-cell>
          <table:table-cell table:style-name="ce5" office:value-type="string">
            <text:p>Part_H1</text:p>
          </table:table-cell>
          <table:table-cell office:value-type="string">
            <text:p>Electrical Harness example 1</text:p>
          </table:table-cell>
          <table:table-cell table:number-columns-repeated="1019"/>
        </table:table-row>
        <table:table-row table:style-name="ro9">
          <table:table-cell office:value-type="string">
            <text:p>_210110</text:p>
          </table:table-cell>
          <table:table-cell office:value-type="string">
            <text:p>h1.1/arinc1</text:p>
          </table:table-cell>
          <table:table-cell table:style-name="ce5" office:value-type="string">
            <text:p>_110002</text:p>
          </table:table-cell>
          <table:table-cell office:value-type="string">
            <text:p>SB6 4 1 M G 05 W2 P E1 01 AA</text:p>
          </table:table-cell>
          <table:table-cell office:value-type="string">
            <text:p>ARINC 600 set</text:p>
          </table:table-cell>
          <table:table-cell table:number-columns-repeated="1019"/>
        </table:table-row>
        <table:table-row table:style-name="ro5">
          <table:table-cell office:value-type="string">
            <text:p>_215110</text:p>
          </table:table-cell>
          <table:table-cell office:value-type="string">
            <text:p>h1.1/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5">
          <table:table-cell office:value-type="string">
            <text:p>_214130</text:p>
          </table:table-cell>
          <table:table-cell office:value-type="string">
            <text:p>h1.1/arinc1/C-Assy/power3</text:p>
          </table:table-cell>
          <table:table-cell table:style-name="ce5" office:value-type="string">
            <text:p>_114002</text:p>
          </table:table-cell>
          <table:table-cell table:style-name="ce5" office:value-type="string">
            <text:p>8660-249</text:p>
          </table:table-cell>
          <table:table-cell office:value-type="string">
            <text:p>#16 Rack plug power contact</text:p>
          </table:table-cell>
          <table:table-cell table:number-columns-repeated="1019"/>
        </table:table-row>
        <table:table-row table:style-name="ro5">
          <table:table-cell office:value-type="string">
            <text:p>_411105</text:p>
          </table:table-cell>
          <table:table-cell office:value-type="string">
            <text:p>h2.1</text:p>
          </table:table-cell>
          <table:table-cell table:style-name="ce5" office:value-type="string">
            <text:p>_411002</text:p>
          </table:table-cell>
          <table:table-cell table:style-name="ce5" office:value-type="string">
            <text:p>Part_H2</text:p>
          </table:table-cell>
          <table:table-cell office:value-type="string">
            <text:p>Electrical Harness example 2 </text:p>
          </table:table-cell>
          <table:table-cell table:number-columns-repeated="1019"/>
        </table:table-row>
        <table:table-row table:style-name="ro5">
          <table:table-cell table:number-columns-repeated="3"/>
          <table:table-cell table:style-name="ce5"/>
          <table:table-cell table:number-columns-repeated="1020"/>
        </table:table-row>
        <table:table-row table:style-name="ro5" table:number-rows-repeated="1048513">
          <table:table-cell table:number-columns-repeated="1024"/>
        </table:table-row>
        <table:table-row table:style-name="ro5">
          <table:table-cell table:number-columns-repeated="1024"/>
        </table:table-row>
      </table:table>
      <table:table table:name="OccurrenceTerminals&amp;Joins" table:style-name="ta3"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8" table:number-columns-repeated="1019" table:default-cell-style-name="Excel_20_Built-in_20_Normal"/>
        <table:table-column table:style-name="co8" table:default-cell-style-name="Default"/>
        <table:table-row table:style-name="ro1">
          <table:table-cell table:style-name="ce17" office:value-type="string">
            <text:p>Occurrence</text:p>
          </table:table-cell>
          <table:table-cell table:style-name="ce17" office:value-type="string">
            <text:p>Name</text:p>
          </table:table-cell>
          <table:table-cell table:style-name="ce17" office:value-type="string">
            <text:p>OccurrenceTerminal</text:p>
          </table:table-cell>
          <table:table-cell table:style-name="ce17" office:value-type="string">
            <text:p>Name</text:p>
          </table:table-cell>
          <table:table-cell table:style-name="ce17" office:value-type="string">
            <text:p>AssemblyJoin</text:p>
          </table:table-cell>
          <table:table-cell table:style-name="ce17" table:number-columns-repeated="1018"/>
          <table:table-cell/>
        </table:table-row>
        <table:table-row table:style-name="ro5">
          <table:table-cell table:style-name="ce18" office:value-type="string" table:number-columns-spanned="2" table:number-rows-spanned="1">
            <text:p>Part_H1</text:p>
          </table:table-cell>
          <table:covered-table-cell table:style-name="ce17"/>
          <table:table-cell table:style-name="ce17" table:number-columns-repeated="1021"/>
          <table:table-cell/>
        </table:table-row>
        <table:table-row table:style-name="ro5">
          <table:table-cell office:value-type="string">
            <text:p>_201004</text:p>
          </table:table-cell>
          <table:table-cell office:value-type="string">
            <text:p>wire1</text:p>
          </table:table-cell>
          <table:table-cell office:value-type="string">
            <text:p>_201006</text:p>
          </table:table-cell>
          <table:table-cell office:value-type="string">
            <text:p>end a</text:p>
          </table:table-cell>
          <table:table-cell office:value-type="string">
            <text:p>_311010-1</text:p>
          </table:table-cell>
          <table:table-cell table:number-columns-repeated="1019"/>
        </table:table-row>
        <table:table-row table:style-name="ro5">
          <table:table-cell table:number-columns-repeated="2"/>
          <table:table-cell office:value-type="string">
            <text:p>_201007</text:p>
          </table:table-cell>
          <table:table-cell office:value-type="string">
            <text:p>end b</text:p>
          </table:table-cell>
          <table:table-cell office:value-type="string">
            <text:p>_311050-1</text:p>
          </table:table-cell>
          <table:table-cell table:number-columns-repeated="1019"/>
        </table:table-row>
        <table:table-row table:style-name="ro5">
          <table:table-cell office:value-type="string">
            <text:p>_201104</text:p>
          </table:table-cell>
          <table:table-cell office:value-type="string">
            <text:p>wire2</text:p>
          </table:table-cell>
          <table:table-cell office:value-type="string">
            <text:p>_201106</text:p>
          </table:table-cell>
          <table:table-cell office:value-type="string">
            <text:p>end a</text:p>
          </table:table-cell>
          <table:table-cell office:value-type="string">
            <text:p>_311040-1</text:p>
          </table:table-cell>
          <table:table-cell table:number-columns-repeated="1019"/>
        </table:table-row>
        <table:table-row table:style-name="ro5">
          <table:table-cell table:number-columns-repeated="2"/>
          <table:table-cell office:value-type="string">
            <text:p>_201107</text:p>
          </table:table-cell>
          <table:table-cell office:value-type="string">
            <text:p>end b</text:p>
          </table:table-cell>
          <table:table-cell office:value-type="string">
            <text:p>_311050-2</text:p>
          </table:table-cell>
          <table:table-cell table:style-name="Default"/>
          <table:table-cell table:number-columns-repeated="1018"/>
        </table:table-row>
        <table:table-row table:style-name="ro5">
          <table:table-cell office:value-type="string">
            <text:p>_201204</text:p>
          </table:table-cell>
          <table:table-cell office:value-type="string">
            <text:p>wire3</text:p>
          </table:table-cell>
          <table:table-cell office:value-type="string">
            <text:p>_201206</text:p>
          </table:table-cell>
          <table:table-cell office:value-type="string">
            <text:p>end a</text:p>
          </table:table-cell>
          <table:table-cell office:value-type="string">
            <text:p>_311052-2</text:p>
          </table:table-cell>
          <table:table-cell table:number-columns-repeated="1019"/>
        </table:table-row>
        <table:table-row table:style-name="ro5">
          <table:table-cell table:number-columns-repeated="2"/>
          <table:table-cell office:value-type="string">
            <text:p>_201207</text:p>
          </table:table-cell>
          <table:table-cell office:value-type="string">
            <text:p>end b</text:p>
          </table:table-cell>
          <table:table-cell office:value-type="string">
            <text:p>_311034-2</text:p>
          </table:table-cell>
          <table:table-cell table:number-columns-repeated="1019"/>
        </table:table-row>
        <table:table-row table:style-name="ro5">
          <table:table-cell office:value-type="string">
            <text:p>_204006</text:p>
          </table:table-cell>
          <table:table-cell office:value-type="string">
            <text:p>cable3</text:p>
          </table:table-cell>
          <table:table-cell office:value-type="string">
            <text:p>_204013</text:p>
          </table:table-cell>
          <table:table-cell office:value-type="string">
            <text:p>end a A</text:p>
          </table:table-cell>
          <table:table-cell office:value-type="string">
            <text:p>_311045-1</text:p>
          </table:table-cell>
          <table:table-cell table:number-columns-repeated="1019"/>
        </table:table-row>
        <table:table-row table:style-name="ro5">
          <table:table-cell table:number-columns-repeated="2"/>
          <table:table-cell office:value-type="string">
            <text:p>_204014</text:p>
          </table:table-cell>
          <table:table-cell office:value-type="string">
            <text:p>end a B</text:p>
          </table:table-cell>
          <table:table-cell office:value-type="string">
            <text:p>_311046-1</text:p>
          </table:table-cell>
          <table:table-cell table:number-columns-repeated="1019"/>
        </table:table-row>
        <table:table-row table:style-name="ro5">
          <table:table-cell table:number-columns-repeated="2"/>
          <table:table-cell office:value-type="string">
            <text:p>_204023</text:p>
          </table:table-cell>
          <table:table-cell office:value-type="string">
            <text:p>end b A</text:p>
          </table:table-cell>
          <table:table-cell office:value-type="string">
            <text:p>_311020-1</text:p>
          </table:table-cell>
          <table:table-cell table:number-columns-repeated="1019"/>
        </table:table-row>
        <table:table-row table:style-name="ro5">
          <table:table-cell table:number-columns-repeated="2"/>
          <table:table-cell office:value-type="string">
            <text:p>_204024</text:p>
          </table:table-cell>
          <table:table-cell office:value-type="string">
            <text:p>end b B</text:p>
          </table:table-cell>
          <table:table-cell office:value-type="string">
            <text:p>_311021-1</text:p>
          </table:table-cell>
          <table:table-cell table:number-columns-repeated="1019"/>
        </table:table-row>
        <table:table-row table:style-name="ro5">
          <table:table-cell office:value-type="string">
            <text:p>_202006</text:p>
          </table:table-cell>
          <table:table-cell office:value-type="string">
            <text:p>cable1</text:p>
          </table:table-cell>
          <table:table-cell office:value-type="string">
            <text:p>_202013</text:p>
          </table:table-cell>
          <table:table-cell office:value-type="string">
            <text:p>end a signal</text:p>
          </table:table-cell>
          <table:table-cell office:value-type="string">
            <text:p>_311041-1</text:p>
          </table:table-cell>
          <table:table-cell table:number-columns-repeated="1019"/>
        </table:table-row>
        <table:table-row table:style-name="ro5">
          <table:table-cell table:number-columns-repeated="2"/>
          <table:table-cell office:value-type="string">
            <text:p>_202014</text:p>
          </table:table-cell>
          <table:table-cell office:value-type="string">
            <text:p>end a shield</text:p>
          </table:table-cell>
          <table:table-cell office:value-type="string">
            <text:p>_311042-1</text:p>
          </table:table-cell>
          <table:table-cell table:number-columns-repeated="1019"/>
        </table:table-row>
        <table:table-row table:style-name="ro5">
          <table:table-cell table:number-columns-repeated="2"/>
          <table:table-cell office:value-type="string">
            <text:p>_202023</text:p>
          </table:table-cell>
          <table:table-cell office:value-type="string">
            <text:p>end b signal</text:p>
          </table:table-cell>
          <table:table-cell office:value-type="string">
            <text:p>_311030-2</text:p>
          </table:table-cell>
          <table:table-cell table:number-columns-repeated="1019"/>
        </table:table-row>
        <table:table-row table:style-name="ro5">
          <table:table-cell table:number-columns-repeated="2"/>
          <table:table-cell office:value-type="string">
            <text:p>_202024</text:p>
          </table:table-cell>
          <table:table-cell office:value-type="string">
            <text:p>end b shield</text:p>
          </table:table-cell>
          <table:table-cell office:value-type="string">
            <text:p>_311031-2</text:p>
          </table:table-cell>
          <table:table-cell table:number-columns-repeated="1019"/>
        </table:table-row>
        <table:table-row table:style-name="ro5">
          <table:table-cell office:value-type="string">
            <text:p>_202106</text:p>
          </table:table-cell>
          <table:table-cell office:value-type="string">
            <text:p>cable2</text:p>
          </table:table-cell>
          <table:table-cell office:value-type="string">
            <text:p>_202113</text:p>
          </table:table-cell>
          <table:table-cell office:value-type="string">
            <text:p>end a signal</text:p>
          </table:table-cell>
          <table:table-cell office:value-type="string">
            <text:p>_311043-1</text:p>
          </table:table-cell>
          <table:table-cell table:number-columns-repeated="1019"/>
        </table:table-row>
        <table:table-row table:style-name="ro5">
          <table:table-cell table:number-columns-repeated="2"/>
          <table:table-cell office:value-type="string">
            <text:p>_202114</text:p>
          </table:table-cell>
          <table:table-cell office:value-type="string">
            <text:p>end a shield</text:p>
          </table:table-cell>
          <table:table-cell office:value-type="string">
            <text:p>_311044-1</text:p>
          </table:table-cell>
          <table:table-cell table:number-columns-repeated="1019"/>
        </table:table-row>
        <table:table-row table:style-name="ro5">
          <table:table-cell table:number-columns-repeated="2"/>
          <table:table-cell office:value-type="string">
            <text:p>_202123</text:p>
          </table:table-cell>
          <table:table-cell office:value-type="string">
            <text:p>end b signal</text:p>
          </table:table-cell>
          <table:table-cell office:value-type="string">
            <text:p>_311032-2</text:p>
          </table:table-cell>
          <table:table-cell table:number-columns-repeated="1019"/>
        </table:table-row>
        <table:table-row table:style-name="ro5">
          <table:table-cell table:number-columns-repeated="2"/>
          <table:table-cell office:value-type="string">
            <text:p>_202124</text:p>
          </table:table-cell>
          <table:table-cell office:value-type="string">
            <text:p>end b shield</text:p>
          </table:table-cell>
          <table:table-cell office:value-type="string">
            <text:p>_311033-2</text:p>
          </table:table-cell>
          <table:table-cell table:number-columns-repeated="1019"/>
        </table:table-row>
        <table:table-row table:style-name="ro5">
          <table:table-cell office:value-type="string">
            <text:p>_203005</text:p>
          </table:table-cell>
          <table:table-cell office:value-type="string">
            <text:p>lug1</text:p>
          </table:table-cell>
          <table:table-cell office:value-type="string">
            <text:p>_203006</text:p>
          </table:table-cell>
          <table:table-cell office:value-type="string">
            <text:p>External</text:p>
          </table:table-cell>
          <table:table-cell office:value-type="string">
            <text:p>no</text:p>
          </table:table-cell>
          <table:table-cell table:number-columns-repeated="1019"/>
        </table:table-row>
        <table:table-row table:style-name="ro5">
          <table:table-cell table:number-columns-repeated="2"/>
          <table:table-cell office:value-type="string">
            <text:p>_203008</text:p>
          </table:table-cell>
          <table:table-cell office:value-type="string">
            <text:p>Internal</text:p>
          </table:table-cell>
          <table:table-cell office:value-type="string">
            <text:p>_311010-2</text:p>
          </table:table-cell>
          <table:table-cell table:number-columns-repeated="1019"/>
        </table:table-row>
        <table:table-row table:style-name="ro5">
          <table:table-cell office:value-type="string">
            <text:p>_217100</text:p>
          </table:table-cell>
          <table:table-cell office:value-type="string">
            <text:p>phone1</text:p>
          </table:table-cell>
          <table:table-cell office:value-type="string">
            <text:p>_217101</text:p>
          </table:table-cell>
          <table:table-cell office:value-type="string">
            <text:p>Interface signal</text:p>
          </table:table-cell>
          <table:table-cell office:value-type="string">
            <text:p>no</text:p>
          </table:table-cell>
          <table:table-cell table:number-columns-repeated="1019"/>
        </table:table-row>
        <table:table-row table:style-name="ro5">
          <table:table-cell table:number-columns-repeated="2"/>
          <table:table-cell office:value-type="string">
            <text:p>_217102</text:p>
          </table:table-cell>
          <table:table-cell office:value-type="string">
            <text:p>Join signal</text:p>
          </table:table-cell>
          <table:table-cell office:value-type="string">
            <text:p>_311020-2</text:p>
          </table:table-cell>
          <table:table-cell table:number-columns-repeated="1019"/>
        </table:table-row>
        <table:table-row table:style-name="ro4">
          <table:table-cell table:number-columns-repeated="2"/>
          <table:table-cell office:value-type="string">
            <text:p>_217103</text:p>
          </table:table-cell>
          <table:table-cell office:value-type="string">
            <text:p>Interface gnd</text:p>
          </table:table-cell>
          <table:table-cell office:value-type="string">
            <text:p>no</text:p>
          </table:table-cell>
          <table:table-cell table:number-columns-repeated="1019"/>
        </table:table-row>
        <table:table-row table:style-name="ro4">
          <table:table-cell table:number-columns-repeated="2"/>
          <table:table-cell office:value-type="string">
            <text:p>_217104</text:p>
          </table:table-cell>
          <table:table-cell office:value-type="string">
            <text:p>Join gnd</text:p>
          </table:table-cell>
          <table:table-cell office:value-type="string">
            <text:p>_311021-2</text:p>
          </table:table-cell>
          <table:table-cell table:number-columns-repeated="1019"/>
        </table:table-row>
        <table:table-row table:style-name="ro5">
          <table:table-cell office:value-type="string">
            <text:p>_218100</text:p>
          </table:table-cell>
          <table:table-cell office:value-type="string">
            <text:p>splice1</text:p>
          </table:table-cell>
          <table:table-cell office:value-type="string">
            <text:p>_218103</text:p>
          </table:table-cell>
          <table:table-cell office:value-type="string">
            <text:p>end a</text:p>
          </table:table-cell>
          <table:table-cell office:value-type="string">
            <text:p>_311051-2</text:p>
          </table:table-cell>
          <table:table-cell table:number-columns-repeated="1019"/>
        </table:table-row>
        <table:table-row table:style-name="ro5">
          <table:table-cell table:number-columns-repeated="2"/>
          <table:table-cell office:value-type="string">
            <text:p>_218104</text:p>
          </table:table-cell>
          <table:table-cell office:value-type="string">
            <text:p>end b</text:p>
          </table:table-cell>
          <table:table-cell office:value-type="string">
            <text:p>_311052-1</text:p>
          </table:table-cell>
          <table:table-cell table:number-columns-repeated="1019"/>
        </table:table-row>
        <table:table-row table:style-name="ro5">
          <table:table-cell office:value-type="string">
            <text:p>_219100</text:p>
          </table:table-cell>
          <table:table-cell office:value-type="string">
            <text:p>dsub1</text:p>
          </table:table-cell>
          <table:table-cell office:value-type="string">
            <text:p>_219113</text:p>
          </table:table-cell>
          <table:table-cell office:value-type="string">
            <text:p>Interface 1</text:p>
          </table:table-cell>
          <table:table-cell office:value-type="string">
            <text:p>no</text:p>
          </table:table-cell>
          <table:table-cell table:number-columns-repeated="1019"/>
        </table:table-row>
        <table:table-row table:style-name="ro5">
          <table:table-cell table:number-columns-repeated="2"/>
          <table:table-cell office:value-type="string">
            <text:p>_219114</text:p>
          </table:table-cell>
          <table:table-cell office:value-type="string">
            <text:p>Join 1</text:p>
          </table:table-cell>
          <table:table-cell office:value-type="string">
            <text:p>_311030-1</text:p>
          </table:table-cell>
          <table:table-cell table:number-columns-repeated="1019"/>
        </table:table-row>
        <table:table-row table:style-name="ro5">
          <table:table-cell table:number-columns-repeated="2"/>
          <table:table-cell office:value-type="string">
            <text:p>_219123</text:p>
          </table:table-cell>
          <table:table-cell office:value-type="string">
            <text:p>Interface 2</text:p>
          </table:table-cell>
          <table:table-cell office:value-type="string">
            <text:p>no</text:p>
          </table:table-cell>
          <table:table-cell table:number-columns-repeated="1019"/>
        </table:table-row>
        <table:table-row table:style-name="ro5">
          <table:table-cell table:number-columns-repeated="2"/>
          <table:table-cell office:value-type="string">
            <text:p>_219124</text:p>
          </table:table-cell>
          <table:table-cell office:value-type="string">
            <text:p>Join 2</text:p>
          </table:table-cell>
          <table:table-cell office:value-type="string">
            <text:p>_311031-1</text:p>
          </table:table-cell>
          <table:table-cell table:number-columns-repeated="1019"/>
        </table:table-row>
        <table:table-row table:style-name="ro5">
          <table:table-cell table:number-columns-repeated="2"/>
          <table:table-cell office:value-type="string">
            <text:p>_219133</text:p>
          </table:table-cell>
          <table:table-cell office:value-type="string">
            <text:p>Interface 3</text:p>
          </table:table-cell>
          <table:table-cell office:value-type="string">
            <text:p>no</text:p>
          </table:table-cell>
          <table:table-cell table:number-columns-repeated="1019"/>
        </table:table-row>
        <table:table-row table:style-name="ro5">
          <table:table-cell table:number-columns-repeated="2"/>
          <table:table-cell office:value-type="string">
            <text:p>_219134</text:p>
          </table:table-cell>
          <table:table-cell office:value-type="string">
            <text:p>Join 3</text:p>
          </table:table-cell>
          <table:table-cell office:value-type="string">
            <text:p>_311032-1</text:p>
          </table:table-cell>
          <table:table-cell table:number-columns-repeated="1019"/>
        </table:table-row>
        <table:table-row table:style-name="ro5">
          <table:table-cell table:number-columns-repeated="2"/>
          <table:table-cell office:value-type="string">
            <text:p>_219143</text:p>
          </table:table-cell>
          <table:table-cell office:value-type="string">
            <text:p>Interface 4</text:p>
          </table:table-cell>
          <table:table-cell office:value-type="string">
            <text:p>no</text:p>
          </table:table-cell>
          <table:table-cell table:number-columns-repeated="1019"/>
        </table:table-row>
        <table:table-row table:style-name="ro5">
          <table:table-cell table:number-columns-repeated="2"/>
          <table:table-cell office:value-type="string">
            <text:p>_219144</text:p>
          </table:table-cell>
          <table:table-cell office:value-type="string">
            <text:p>Join 4</text:p>
          </table:table-cell>
          <table:table-cell office:value-type="string">
            <text:p>_311033-1</text:p>
          </table:table-cell>
          <table:table-cell table:number-columns-repeated="1019"/>
        </table:table-row>
        <table:table-row table:style-name="ro5">
          <table:table-cell table:number-columns-repeated="2"/>
          <table:table-cell office:value-type="string">
            <text:p>_219153</text:p>
          </table:table-cell>
          <table:table-cell office:value-type="string">
            <text:p>Interface 5</text:p>
          </table:table-cell>
          <table:table-cell office:value-type="string">
            <text:p>no</text:p>
          </table:table-cell>
          <table:table-cell table:number-columns-repeated="1019"/>
        </table:table-row>
        <table:table-row table:style-name="ro5">
          <table:table-cell table:number-columns-repeated="2"/>
          <table:table-cell office:value-type="string">
            <text:p>_219154</text:p>
          </table:table-cell>
          <table:table-cell office:value-type="string">
            <text:p>Join 5</text:p>
          </table:table-cell>
          <table:table-cell office:value-type="string">
            <text:p>_311034-1</text:p>
          </table:table-cell>
          <table:table-cell table:number-columns-repeated="1019"/>
        </table:table-row>
        <table:table-row table:style-name="ro5">
          <table:table-cell table:number-columns-repeated="2"/>
          <table:table-cell office:value-type="string">
            <text:p>_219163</text:p>
          </table:table-cell>
          <table:table-cell office:value-type="string">
            <text:p>Interface 6</text:p>
          </table:table-cell>
          <table:table-cell office:value-type="string">
            <text:p>no</text:p>
          </table:table-cell>
          <table:table-cell table:number-columns-repeated="1019"/>
        </table:table-row>
        <table:table-row table:style-name="ro4">
          <table:table-cell table:number-columns-repeated="2"/>
          <table:table-cell office:value-type="string">
            <text:p>_219164</text:p>
          </table:table-cell>
          <table:table-cell office:value-type="string">
            <text:p>Join 6</text:p>
          </table:table-cell>
          <table:table-cell office:value-type="string">
            <text:p>n.c.</text:p>
          </table:table-cell>
          <table:table-cell table:number-columns-repeated="1019"/>
        </table:table-row>
        <table:table-row table:style-name="ro5">
          <table:table-cell table:number-columns-repeated="2"/>
          <table:table-cell office:value-type="string">
            <text:p>_219173</text:p>
          </table:table-cell>
          <table:table-cell office:value-type="string">
            <text:p>Interface 7</text:p>
          </table:table-cell>
          <table:table-cell office:value-type="string">
            <text:p>no</text:p>
          </table:table-cell>
          <table:table-cell table:number-columns-repeated="1019"/>
        </table:table-row>
        <table:table-row table:style-name="ro4">
          <table:table-cell table:number-columns-repeated="2"/>
          <table:table-cell office:value-type="string">
            <text:p>_219174</text:p>
          </table:table-cell>
          <table:table-cell office:value-type="string">
            <text:p>Join 7</text:p>
          </table:table-cell>
          <table:table-cell office:value-type="string">
            <text:p>n.c.</text:p>
          </table:table-cell>
          <table:table-cell table:number-columns-repeated="1019"/>
        </table:table-row>
        <table:table-row table:style-name="ro5">
          <table:table-cell table:number-columns-repeated="2"/>
          <table:table-cell office:value-type="string">
            <text:p>_219183</text:p>
          </table:table-cell>
          <table:table-cell office:value-type="string">
            <text:p>Interface 8</text:p>
          </table:table-cell>
          <table:table-cell office:value-type="string">
            <text:p>no</text:p>
          </table:table-cell>
          <table:table-cell table:number-columns-repeated="1019"/>
        </table:table-row>
        <table:table-row table:style-name="ro4">
          <table:table-cell table:number-columns-repeated="2"/>
          <table:table-cell office:value-type="string">
            <text:p>_219184</text:p>
          </table:table-cell>
          <table:table-cell office:value-type="string">
            <text:p>Join 8</text:p>
          </table:table-cell>
          <table:table-cell office:value-type="string">
            <text:p>n.c.</text:p>
          </table:table-cell>
          <table:table-cell table:number-columns-repeated="1019"/>
        </table:table-row>
        <table:table-row table:style-name="ro5">
          <table:table-cell table:number-columns-repeated="2"/>
          <table:table-cell office:value-type="string">
            <text:p>_219193</text:p>
          </table:table-cell>
          <table:table-cell office:value-type="string">
            <text:p>Interface 9</text:p>
          </table:table-cell>
          <table:table-cell office:value-type="string">
            <text:p>no</text:p>
          </table:table-cell>
          <table:table-cell table:number-columns-repeated="1019"/>
        </table:table-row>
        <table:table-row table:style-name="ro4">
          <table:table-cell table:number-columns-repeated="2"/>
          <table:table-cell office:value-type="string">
            <text:p>_219194</text:p>
          </table:table-cell>
          <table:table-cell office:value-type="string">
            <text:p>Join 9</text:p>
          </table:table-cell>
          <table:table-cell office:value-type="string">
            <text:p>n.c.</text:p>
          </table:table-cell>
          <table:table-cell table:number-columns-repeated="1019"/>
        </table:table-row>
        <table:table-row table:style-name="ro4">
          <table:table-cell office:value-type="string">
            <text:p>_213100</text:p>
          </table:table-cell>
          <table:table-cell office:value-type="string">
            <text:p>arinc1/C-Assy/coax1</text:p>
          </table:table-cell>
          <table:table-cell office:value-type="string">
            <text:p>_213121</text:p>
          </table:table-cell>
          <table:table-cell office:value-type="string">
            <text:p>Interface signal</text:p>
          </table:table-cell>
          <table:table-cell office:value-type="string">
            <text:p>no</text:p>
          </table:table-cell>
          <table:table-cell table:number-columns-repeated="1019"/>
        </table:table-row>
        <table:table-row table:style-name="ro5">
          <table:table-cell table:number-columns-repeated="2"/>
          <table:table-cell office:value-type="string">
            <text:p>_213122</text:p>
          </table:table-cell>
          <table:table-cell office:value-type="string">
            <text:p>Join signal</text:p>
          </table:table-cell>
          <table:table-cell office:value-type="string">
            <text:p>_311041-2</text:p>
          </table:table-cell>
          <table:table-cell table:number-columns-repeated="1019"/>
        </table:table-row>
        <table:table-row table:style-name="ro4">
          <table:table-cell table:number-columns-repeated="2"/>
          <table:table-cell office:value-type="string">
            <text:p>_213123</text:p>
          </table:table-cell>
          <table:table-cell office:value-type="string">
            <text:p>Interface gnd</text:p>
          </table:table-cell>
          <table:table-cell office:value-type="string">
            <text:p>no</text:p>
          </table:table-cell>
          <table:table-cell table:number-columns-repeated="1019"/>
        </table:table-row>
        <table:table-row table:style-name="ro4">
          <table:table-cell table:number-columns-repeated="2"/>
          <table:table-cell office:value-type="string">
            <text:p>_213124</text:p>
          </table:table-cell>
          <table:table-cell office:value-type="string">
            <text:p>Join gnd</text:p>
          </table:table-cell>
          <table:table-cell office:value-type="string">
            <text:p>_311042-2</text:p>
          </table:table-cell>
          <table:table-cell table:number-columns-repeated="1019"/>
        </table:table-row>
        <table:table-row table:style-name="ro4">
          <table:table-cell office:value-type="string">
            <text:p>_213210</text:p>
          </table:table-cell>
          <table:table-cell office:value-type="string">
            <text:p>arinc1/C-Assy/coax2</text:p>
          </table:table-cell>
          <table:table-cell office:value-type="string">
            <text:p>_213221</text:p>
          </table:table-cell>
          <table:table-cell office:value-type="string">
            <text:p>Interface signal</text:p>
          </table:table-cell>
          <table:table-cell office:value-type="string">
            <text:p>no</text:p>
          </table:table-cell>
          <table:table-cell table:number-columns-repeated="1019"/>
        </table:table-row>
        <table:table-row table:style-name="ro5">
          <table:table-cell table:number-columns-repeated="2"/>
          <table:table-cell office:value-type="string">
            <text:p>_213222</text:p>
          </table:table-cell>
          <table:table-cell office:value-type="string">
            <text:p>Join signal</text:p>
          </table:table-cell>
          <table:table-cell office:value-type="string">
            <text:p>_311043-2</text:p>
          </table:table-cell>
          <table:table-cell table:number-columns-repeated="1019"/>
        </table:table-row>
        <table:table-row table:style-name="ro4">
          <table:table-cell table:number-columns-repeated="2"/>
          <table:table-cell office:value-type="string">
            <text:p>_213223</text:p>
          </table:table-cell>
          <table:table-cell office:value-type="string">
            <text:p>Interface gnd</text:p>
          </table:table-cell>
          <table:table-cell office:value-type="string">
            <text:p>no</text:p>
          </table:table-cell>
          <table:table-cell table:number-columns-repeated="1019"/>
        </table:table-row>
        <table:table-row table:style-name="ro4">
          <table:table-cell table:number-columns-repeated="2"/>
          <table:table-cell office:value-type="string">
            <text:p>_213224</text:p>
          </table:table-cell>
          <table:table-cell office:value-type="string">
            <text:p>Join gnd</text:p>
          </table:table-cell>
          <table:table-cell office:value-type="string">
            <text:p>_311044-2</text:p>
          </table:table-cell>
          <table:table-cell table:number-columns-repeated="1019"/>
        </table:table-row>
        <table:table-row table:style-name="ro10" table:number-rows-repeated="2">
          <table:table-cell table:style-name="Default" table:number-columns-repeated="1023"/>
          <table:table-cell/>
        </table:table-row>
        <table:table-row table:style-name="ro4">
          <table:table-cell table:style-name="ce4" office:value-type="string">
            <text:p>_214220</text:p>
          </table:table-cell>
          <table:table-cell office:value-type="string">
            <text:p>arinc1/C-Assy/power4</text:p>
          </table:table-cell>
          <table:table-cell office:value-type="string">
            <text:p>_214201</text:p>
          </table:table-cell>
          <table:table-cell office:value-type="string">
            <text:p>Int term</text:p>
          </table:table-cell>
          <table:table-cell office:value-type="string">
            <text:p>no</text:p>
          </table:table-cell>
          <table:table-cell table:number-columns-repeated="1019"/>
        </table:table-row>
        <table:table-row table:style-name="ro5">
          <table:table-cell table:number-columns-repeated="2"/>
          <table:table-cell table:style-name="ce4" office:value-type="string">
            <text:p>_214222</text:p>
          </table:table-cell>
          <table:table-cell office:value-type="string">
            <text:p>Join term</text:p>
          </table:table-cell>
          <table:table-cell office:value-type="string">
            <text:p>_311046-2</text:p>
          </table:table-cell>
          <table:table-cell table:number-columns-repeated="1019"/>
        </table:table-row>
        <table:table-row table:style-name="ro4">
          <table:table-cell table:style-name="ce4" office:value-type="string">
            <text:p>_216120</text:p>
          </table:table-cell>
          <table:table-cell office:value-type="string">
            <text:p>arinc1/C-Assy/signal5</text:p>
          </table:table-cell>
          <table:table-cell office:value-type="string">
            <text:p>_216101</text:p>
          </table:table-cell>
          <table:table-cell office:value-type="string">
            <text:p>Int term</text:p>
          </table:table-cell>
          <table:table-cell office:value-type="string">
            <text:p>no</text:p>
          </table:table-cell>
          <table:table-cell table:number-columns-repeated="1019"/>
        </table:table-row>
        <table:table-row table:style-name="ro5">
          <table:table-cell table:number-columns-repeated="2"/>
          <table:table-cell table:style-name="ce4" office:value-type="string">
            <text:p>_216122</text:p>
          </table:table-cell>
          <table:table-cell office:value-type="string">
            <text:p>Join term</text:p>
          </table:table-cell>
          <table:table-cell office:value-type="string">
            <text:p>_311040-2</text:p>
          </table:table-cell>
          <table:table-cell table:number-columns-repeated="1019"/>
        </table:table-row>
        <table:table-row table:style-name="ro5" table:visibility="collapse">
          <table:table-cell table:number-columns-repeated="2"/>
          <table:table-cell table:style-name="ce4"/>
          <table:table-cell table:number-columns-repeated="1021"/>
        </table:table-row>
        <table:table-row table:style-name="ro5">
          <table:table-cell table:style-name="ce4" office:value-type="string">
            <text:p>_223200</text:p>
          </table:table-cell>
          <table:table-cell table:style-name="ce4" office:value-type="string">
            <text:p>arinc1/backshell1</text:p>
          </table:table-cell>
          <table:table-cell table:style-name="ce4" office:value-type="string">
            <text:p>_223201</text:p>
          </table:table-cell>
          <table:table-cell table:style-name="ce4" office:value-type="string">
            <text:p>GND1</text:p>
          </table:table-cell>
          <table:table-cell office:value-type="string">
            <text:p>_311053-1</text:p>
          </table:table-cell>
          <table:table-cell table:number-columns-repeated="1019"/>
        </table:table-row>
        <table:table-row table:style-name="ro5">
          <table:table-cell office:value-type="string">
            <text:p>_220005</text:p>
          </table:table-cell>
          <table:table-cell office:value-type="string">
            <text:p>braid1</text:p>
          </table:table-cell>
          <table:table-cell table:style-name="ce4" office:value-type="string">
            <text:p>_220007</text:p>
          </table:table-cell>
          <table:table-cell table:style-name="ce4" office:value-type="string">
            <text:p>shield-A</text:p>
          </table:table-cell>
          <table:table-cell office:value-type="string">
            <text:p>_311053-2</text:p>
          </table:table-cell>
          <table:table-cell table:number-columns-repeated="1019"/>
        </table:table-row>
        <table:table-row table:style-name="ro5" table:number-rows-repeated="2">
          <table:table-cell table:number-columns-repeated="1024"/>
        </table:table-row>
        <table:table-row table:style-name="ro8">
          <table:table-cell table:style-name="ce12" office:value-type="string">
            <text:p>Part_H2</text:p>
          </table:table-cell>
          <table:table-cell table:number-columns-repeated="1023"/>
        </table:table-row>
        <table:table-row table:style-name="ro5">
          <table:table-cell office:value-type="string">
            <text:p>_203005</text:p>
          </table:table-cell>
          <table:table-cell office:value-type="string">
            <text:p>lug2</text:p>
          </table:table-cell>
          <table:table-cell office:value-type="string">
            <text:p>_203006</text:p>
          </table:table-cell>
          <table:table-cell office:value-type="string">
            <text:p>External</text:p>
          </table:table-cell>
          <table:table-cell office:value-type="string">
            <text:p>no</text:p>
          </table:table-cell>
          <table:table-cell table:number-columns-repeated="1019"/>
        </table:table-row>
        <table:table-row table:style-name="ro5">
          <table:table-cell table:number-columns-repeated="2"/>
          <table:table-cell office:value-type="string">
            <text:p>_203008</text:p>
          </table:table-cell>
          <table:table-cell office:value-type="string">
            <text:p>Internal</text:p>
          </table:table-cell>
          <table:table-cell office:value-type="string">
            <text:p>_411010-1</text:p>
          </table:table-cell>
          <table:table-cell table:number-columns-repeated="1019"/>
        </table:table-row>
        <table:table-row table:style-name="ro5">
          <table:table-cell office:value-type="string">
            <text:p>_201204</text:p>
          </table:table-cell>
          <table:table-cell office:value-type="string">
            <text:p>wire4</text:p>
          </table:table-cell>
          <table:table-cell office:value-type="string">
            <text:p>_201206</text:p>
          </table:table-cell>
          <table:table-cell office:value-type="string">
            <text:p>end a</text:p>
          </table:table-cell>
          <table:table-cell office:value-type="string">
            <text:p>_411011-1</text:p>
          </table:table-cell>
          <table:table-cell table:number-columns-repeated="1019"/>
        </table:table-row>
        <table:table-row table:style-name="ro5">
          <table:table-cell table:number-columns-repeated="2"/>
          <table:table-cell office:value-type="string">
            <text:p>_201207</text:p>
          </table:table-cell>
          <table:table-cell office:value-type="string">
            <text:p>end b</text:p>
          </table:table-cell>
          <table:table-cell office:value-type="string">
            <text:p>_411010-2</text:p>
          </table:table-cell>
          <table:table-cell table:number-columns-repeated="1019"/>
        </table:table-row>
        <table:table-row table:style-name="ro5">
          <table:table-cell table:style-name="ce4" office:value-type="string">
            <text:p>_213220</text:p>
          </table:table-cell>
          <table:table-cell office:value-type="string">
            <text:p>arinc1/C-Assy/power3</text:p>
          </table:table-cell>
          <table:table-cell office:value-type="string">
            <text:p>_214101</text:p>
          </table:table-cell>
          <table:table-cell office:value-type="string">
            <text:p>Int term</text:p>
          </table:table-cell>
          <table:table-cell office:value-type="string">
            <text:p>no</text:p>
          </table:table-cell>
          <table:table-cell table:number-columns-repeated="1019"/>
        </table:table-row>
        <table:table-row table:style-name="ro5">
          <table:table-cell table:number-columns-repeated="2"/>
          <table:table-cell table:style-name="ce4" office:value-type="string">
            <text:p>_214122</text:p>
          </table:table-cell>
          <table:table-cell office:value-type="string">
            <text:p>Join term</text:p>
          </table:table-cell>
          <table:table-cell office:value-type="string">
            <text:p>_411011-2</text:p>
          </table:table-cell>
          <table:table-cell table:number-columns-repeated="1019"/>
        </table:table-row>
        <table:table-row table:style-name="ro5" table:number-rows-repeated="2">
          <table:table-cell table:number-columns-repeated="1024"/>
        </table:table-row>
        <table:table-row table:style-name="ro8">
          <table:table-cell table:style-name="ce12" office:value-type="string">
            <text:p>Aircraft99x</text:p>
          </table:table-cell>
          <table:table-cell table:number-columns-repeated="1023"/>
        </table:table-row>
        <table:table-row table:style-name="ro5">
          <table:table-cell/>
          <table:table-cell office:value-type="string">
            <text:p>h1.1</text:p>
          </table:table-cell>
          <table:table-cell table:number-columns-repeated="1022"/>
        </table:table-row>
        <table:table-row table:style-name="ro5">
          <table:table-cell/>
          <table:table-cell office:value-type="string">
            <text:p>h1.2</text:p>
          </table:table-cell>
          <table:table-cell table:number-columns-repeated="1022"/>
        </table:table-row>
        <table:table-row table:style-name="ro5" table:number-rows-repeated="1048498">
          <table:table-cell table:number-columns-repeated="1024"/>
        </table:table-row>
        <table:table-row table:style-name="ro5">
          <table:table-cell table:number-columns-repeated="1024"/>
        </table:table-row>
      </table:table>
      <table:table table:name="CrossSection" table:style-name="ta4"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21"/>
        <table:table-column table:style-name="co22" table:default-cell-style-name="ce21"/>
        <table:table-column table:style-name="co23" table:default-cell-style-name="ce21"/>
        <table:table-column table:style-name="co24" table:default-cell-style-name="ce21"/>
        <table:table-row table:style-name="ro10">
          <table:table-cell table:style-name="ce19" office:value-type="string">
            <text:p>Name</text:p>
          </table:table-cell>
          <table:table-cell table:style-name="ce19" office:value-type="string">
            <text:p>Occurrence</text:p>
          </table:table-cell>
          <table:table-cell table:style-name="ce19" office:value-type="string">
            <text:p>in/out</text:p>
          </table:table-cell>
          <table:table-cell table:style-name="ce19" office:value-type="string">
            <text:p>uid</text:p>
          </table:table-cell>
          <table:table-cell table:style-name="Default" table:number-columns-repeated="4"/>
        </table:table-row>
        <table:table-row table:style-name="ro11">
          <table:table-cell table:style-name="ce20" office:value-type="string">
            <text:p>WIRE,ELEC,COMP,SNGL CONDUCTOR,150 DEG C</text:p>
          </table:table-cell>
          <table:table-cell table:style-name="ce21" office:value-type="string">
            <text:p>Part</text:p>
          </table:table-cell>
          <table:table-cell table:style-name="ce21" office:value-type="string">
            <text:p>outer</text:p>
          </table:table-cell>
          <table:table-cell table:style-name="ce21" office:value-type="string">
            <text:p>_101020</text:p>
          </table:table-cell>
          <table:table-cell table:style-name="Default" table:number-columns-repeated="4"/>
        </table:table-row>
        <table:table-row table:style-name="ro12">
          <table:table-cell table:style-name="ce21" office:value-type="string">
            <text:p><text:s text:c="4"/>wire1</text:p>
          </table:table-cell>
          <table:table-cell table:style-name="ce21" office:value-type="string">
            <text:p>_201004</text:p>
          </table:table-cell>
          <table:table-cell table:style-name="ce21" office:value-type="string">
            <text:p>outer</text:p>
          </table:table-cell>
          <table:table-cell table:style-name="ce21" office:value-type="string">
            <text:p>_201009</text:p>
          </table:table-cell>
          <table:table-cell table:style-name="Default" table:number-columns-repeated="4"/>
        </table:table-row>
        <table:table-row table:style-name="ro12">
          <table:table-cell table:style-name="ce21" office:value-type="string">
            <text:p><text:s text:c="4"/>wire2</text:p>
          </table:table-cell>
          <table:table-cell table:style-name="ce21" office:value-type="string">
            <text:p>_201104</text:p>
          </table:table-cell>
          <table:table-cell table:style-name="ce21" office:value-type="string">
            <text:p>outer</text:p>
          </table:table-cell>
          <table:table-cell table:style-name="ce21" office:value-type="string">
            <text:p>_201109</text:p>
          </table:table-cell>
          <table:table-cell table:style-name="Default" table:number-columns-repeated="4"/>
        </table:table-row>
        <table:table-row table:style-name="ro12">
          <table:table-cell table:style-name="ce21" office:value-type="string">
            <text:p><text:s text:c="4"/>wire3</text:p>
          </table:table-cell>
          <table:table-cell table:style-name="ce21" office:value-type="string">
            <text:p>_201204</text:p>
          </table:table-cell>
          <table:table-cell table:style-name="ce21" office:value-type="string">
            <text:p>outer</text:p>
          </table:table-cell>
          <table:table-cell table:style-name="ce21" office:value-type="string">
            <text:p>_201209</text:p>
          </table:table-cell>
          <table:table-cell table:style-name="Default" table:number-columns-repeated="4"/>
        </table:table-row>
        <table:table-row table:style-name="ro12">
          <table:table-cell table:style-name="ce21" office:value-type="string">
            <text:p>RG 58</text:p>
          </table:table-cell>
          <table:table-cell table:style-name="ce21" office:value-type="string">
            <text:p>Part</text:p>
          </table:table-cell>
          <table:table-cell table:style-name="ce21" office:value-type="string">
            <text:p>outer</text:p>
          </table:table-cell>
          <table:table-cell table:style-name="ce21" office:value-type="string">
            <text:p>_102020</text:p>
          </table:table-cell>
          <table:table-cell table:style-name="Default" table:number-columns-repeated="4"/>
        </table:table-row>
        <table:table-row table:style-name="ro12">
          <table:table-cell table:style-name="ce21" office:value-type="string">
            <text:p><text:s text:c="4"/>cable1</text:p>
          </table:table-cell>
          <table:table-cell table:style-name="ce21" office:value-type="string">
            <text:p>_202006</text:p>
          </table:table-cell>
          <table:table-cell table:style-name="ce21" office:value-type="string">
            <text:p>outer</text:p>
          </table:table-cell>
          <table:table-cell table:style-name="ce21" office:value-type="string">
            <text:p>_202007</text:p>
          </table:table-cell>
          <table:table-cell table:style-name="Default" table:number-columns-repeated="4"/>
        </table:table-row>
        <table:table-row table:style-name="ro12">
          <table:table-cell table:style-name="ce21" office:value-type="string">
            <text:p><text:s text:c="4"/>cable2</text:p>
          </table:table-cell>
          <table:table-cell table:style-name="ce21" office:value-type="string">
            <text:p>_202106</text:p>
          </table:table-cell>
          <table:table-cell table:style-name="ce21" office:value-type="string">
            <text:p>outer</text:p>
          </table:table-cell>
          <table:table-cell table:style-name="ce21" office:value-type="string">
            <text:p>_202107</text:p>
          </table:table-cell>
          <table:table-cell table:style-name="Default" table:number-columns-repeated="4"/>
        </table:table-row>
        <table:table-row table:style-name="ro12">
          <table:table-cell table:style-name="ce21" office:value-type="string">
            <text:p>Speaker wire</text:p>
          </table:table-cell>
          <table:table-cell table:style-name="ce21" office:value-type="string">
            <text:p>Part</text:p>
          </table:table-cell>
          <table:table-cell table:style-name="ce21" office:value-type="string">
            <text:p>outer</text:p>
          </table:table-cell>
          <table:table-cell table:style-name="ce21" office:value-type="string">
            <text:p>_104020</text:p>
          </table:table-cell>
          <table:table-cell table:style-name="Default" table:number-columns-repeated="4"/>
        </table:table-row>
        <table:table-row table:style-name="ro12">
          <table:table-cell table:style-name="ce21" office:value-type="string">
            <text:p><text:s text:c="4"/>cable3</text:p>
          </table:table-cell>
          <table:table-cell table:style-name="ce21" office:value-type="string">
            <text:p>_204006</text:p>
          </table:table-cell>
          <table:table-cell table:style-name="ce21" office:value-type="string">
            <text:p>outer</text:p>
          </table:table-cell>
          <table:table-cell table:style-name="ce21" office:value-type="string">
            <text:p>_204007</text:p>
          </table:table-cell>
          <table:table-cell table:style-name="Default" table:number-columns-repeated="4"/>
        </table:table-row>
        <table:table-row table:style-name="ro12">
          <table:table-cell table:style-name="ce21" office:value-type="string">
            <text:p>Braid 1/2inch</text:p>
          </table:table-cell>
          <table:table-cell table:style-name="ce21" office:value-type="string">
            <text:p>Part</text:p>
          </table:table-cell>
          <table:table-cell table:style-name="ce21" office:value-type="string">
            <text:p>inner</text:p>
          </table:table-cell>
          <table:table-cell table:style-name="ce21" office:value-type="string">
            <text:p>_120003</text:p>
          </table:table-cell>
          <table:table-cell table:style-name="Default" table:number-columns-repeated="4"/>
        </table:table-row>
        <table:table-row table:style-name="ro12">
          <table:table-cell table:style-name="ce21" office:value-type="string">
            <text:p><text:s text:c="4"/>braid1</text:p>
          </table:table-cell>
          <table:table-cell table:style-name="ce21" office:value-type="string">
            <text:p>_220005</text:p>
          </table:table-cell>
          <table:table-cell table:style-name="ce21" office:value-type="string">
            <text:p>inner</text:p>
          </table:table-cell>
          <table:table-cell table:style-name="ce21" office:value-type="string">
            <text:p>_220006</text:p>
          </table:table-cell>
          <table:table-cell table:style-name="Default" table:number-columns-repeated="4"/>
        </table:table-row>
        <table:table-row table:style-name="ro12">
          <table:table-cell table:style-name="ce21" office:value-type="string">
            <text:p>Wrap</text:p>
          </table:table-cell>
          <table:table-cell table:style-name="ce21" office:value-type="string">
            <text:p>Part</text:p>
          </table:table-cell>
          <table:table-cell table:style-name="ce21" office:value-type="string">
            <text:p>inner</text:p>
          </table:table-cell>
          <table:table-cell table:style-name="ce21" office:value-type="string">
            <text:p>_121003</text:p>
          </table:table-cell>
          <table:table-cell table:style-name="Default" table:number-columns-repeated="4"/>
        </table:table-row>
        <table:table-row table:style-name="ro12">
          <table:table-cell table:style-name="ce21" office:value-type="string">
            <text:p><text:s text:c="4"/>wrap1</text:p>
          </table:table-cell>
          <table:table-cell table:style-name="ce21" office:value-type="string">
            <text:p>_221005</text:p>
          </table:table-cell>
          <table:table-cell table:style-name="ce21" office:value-type="string">
            <text:p>inner</text:p>
          </table:table-cell>
          <table:table-cell table:style-name="ce21" office:value-type="string">
            <text:p>_221006</text:p>
          </table:table-cell>
          <table:table-cell table:style-name="Default" table:number-columns-repeated="4"/>
        </table:table-row>
        <table:table-row table:style-name="ro12">
          <table:table-cell table:style-name="ce21" office:value-type="string">
            <text:p>HeatShrink</text:p>
          </table:table-cell>
          <table:table-cell table:style-name="ce21" office:value-type="string">
            <text:p>Part</text:p>
          </table:table-cell>
          <table:table-cell table:style-name="ce21" office:value-type="string">
            <text:p>inner</text:p>
          </table:table-cell>
          <table:table-cell table:style-name="ce21" office:value-type="string">
            <text:p>_122003</text:p>
          </table:table-cell>
          <table:table-cell table:style-name="Default" table:number-columns-repeated="4"/>
        </table:table-row>
        <table:table-row table:style-name="ro12">
          <table:table-cell table:style-name="ce21" office:value-type="string">
            <text:p><text:s text:c="4"/>heatshrink1</text:p>
          </table:table-cell>
          <table:table-cell table:style-name="ce21" office:value-type="string">
            <text:p>_222005</text:p>
          </table:table-cell>
          <table:table-cell table:style-name="ce21" office:value-type="string">
            <text:p>inner</text:p>
          </table:table-cell>
          <table:table-cell table:style-name="ce21" office:value-type="string">
            <text:p>_222006</text:p>
          </table:table-cell>
          <table:table-cell table:style-name="Default" table:number-columns-repeated="4"/>
        </table:table-row>
        <table:table-row table:style-name="ro10" table:number-rows-repeated="3">
          <table:table-cell table:number-columns-repeated="4"/>
          <table:table-cell table:style-name="Default" table:number-columns-repeated="4"/>
        </table:table-row>
        <table:table-row table:style-name="ro10">
          <table:table-cell table:number-columns-repeated="4"/>
          <table:table-cell table:style-name="ce19" office:value-type="string">
            <text:p>Type</text:p>
          </table:table-cell>
          <table:table-cell table:style-name="ce19" office:value-type="string">
            <text:p>uid / uidRef</text:p>
          </table:table-cell>
          <table:table-cell table:style-name="ce19" office:value-type="string">
            <text:p>Segment</text:p>
          </table:table-cell>
          <table:table-cell table:style-name="ce19" office:value-type="string">
            <text:p>comment</text:p>
          </table:table-cell>
        </table:table-row>
        <table:table-row table:style-name="ro10">
          <table:table-cell table:number-columns-repeated="4"/>
          <table:table-cell office:value-type="string">
            <text:p>AlternativeLongitudinalExtendPart</text:p>
          </table:table-cell>
          <table:table-cell office:value-type="string">
            <text:p>uid _313001</text:p>
          </table:table-cell>
          <table:table-cell office:value-type="string">
            <text:p>internal</text:p>
          </table:table-cell>
          <table:table-cell office:value-type="string">
            <text:p>wire2 or wire3</text:p>
          </table:table-cell>
        </table:table-row>
        <table:table-row table:style-name="ro12">
          <table:table-cell table:number-columns-repeated="4"/>
          <table:table-cell office:value-type="string">
            <text:p><text:s text:c="4"/>item</text:p>
          </table:table-cell>
          <table:table-cell office:value-type="string">
            <text:p>uidRef _201109</text:p>
          </table:table-cell>
          <table:table-cell/>
          <table:table-cell office:value-type="string">
            <text:p>wire2/outer</text:p>
          </table:table-cell>
        </table:table-row>
        <table:table-row table:style-name="ro12">
          <table:table-cell table:number-columns-repeated="4"/>
          <table:table-cell office:value-type="string">
            <text:p><text:s text:c="4"/>item</text:p>
          </table:table-cell>
          <table:table-cell office:value-type="string">
            <text:p>uidRef _201209</text:p>
          </table:table-cell>
          <table:table-cell/>
          <table:table-cell office:value-type="string">
            <text:p>wire3/outer</text:p>
          </table:table-cell>
        </table:table-row>
        <table:table-row table:style-name="ro10">
          <table:table-cell table:number-columns-repeated="4"/>
          <table:table-cell office:value-type="string">
            <text:p>TwistedCSGSE</text:p>
          </table:table-cell>
          <table:table-cell office:value-type="string">
            <text:p>uid _313002</text:p>
          </table:table-cell>
          <table:table-cell office:value-type="string">
            <text:p>internal</text:p>
          </table:table-cell>
          <table:table-cell office:value-type="string">
            <text:p>twist (wire2 or wire3) with cable3</text:p>
          </table:table-cell>
        </table:table-row>
        <table:table-row table:style-name="ro12">
          <table:table-cell table:number-columns-repeated="4"/>
          <table:table-cell office:value-type="string">
            <text:p><text:s text:c="4"/>item</text:p>
          </table:table-cell>
          <table:table-cell office:value-type="string">
            <text:p>uidRef _313001</text:p>
          </table:table-cell>
          <table:table-cell/>
          <table:table-cell office:value-type="string">
            <text:p>wire2 or wire3</text:p>
          </table:table-cell>
        </table:table-row>
        <table:table-row table:style-name="ro12">
          <table:table-cell table:number-columns-repeated="4"/>
          <table:table-cell office:value-type="string">
            <text:p><text:s text:c="4"/>item</text:p>
          </table:table-cell>
          <table:table-cell office:value-type="string">
            <text:p>uidRef _204007</text:p>
          </table:table-cell>
          <table:table-cell/>
          <table:table-cell office:value-type="string">
            <text:p>cable3/outer</text:p>
          </table:table-cell>
        </table:table-row>
        <table:table-row table:style-name="ro10">
          <table:table-cell table:number-columns-repeated="4"/>
          <table:table-cell office:value-type="string">
            <text:p>CSGSEWithTubularCover</text:p>
          </table:table-cell>
          <table:table-cell office:value-type="string">
            <text:p>uid _313004</text:p>
          </table:table-cell>
          <table:table-cell office:value-type="string">
            <text:p>S2-3,S3-2</text:p>
          </table:table-cell>
          <table:table-cell office:value-type="string">
            <text:p>braid1 on (twist... ) </text:p>
          </table:table-cell>
        </table:table-row>
        <table:table-row table:style-name="ro12">
          <table:table-cell table:number-columns-repeated="4"/>
          <table:table-cell office:value-type="string">
            <text:p><text:s text:c="4"/>item</text:p>
          </table:table-cell>
          <table:table-cell office:value-type="string">
            <text:p>uidRef _313002</text:p>
          </table:table-cell>
          <table:table-cell/>
          <table:table-cell office:value-type="string">
            <text:p>twist...</text:p>
          </table:table-cell>
        </table:table-row>
        <table:table-row table:style-name="ro12">
          <table:table-cell table:number-columns-repeated="4"/>
          <table:table-cell office:value-type="string">
            <text:p><text:s text:c="4"/>item</text:p>
          </table:table-cell>
          <table:table-cell office:value-type="string">
            <text:p>uidRef _202007</text:p>
          </table:table-cell>
          <table:table-cell/>
          <table:table-cell office:value-type="string">
            <text:p>cable1/outer</text:p>
          </table:table-cell>
        </table:table-row>
        <table:table-row table:style-name="ro12">
          <table:table-cell table:number-columns-repeated="4"/>
          <table:table-cell office:value-type="string">
            <text:p><text:s text:c="4"/>item</text:p>
          </table:table-cell>
          <table:table-cell office:value-type="string">
            <text:p>uidRef _202107</text:p>
          </table:table-cell>
          <table:table-cell/>
          <table:table-cell office:value-type="string">
            <text:p>cable2/outer</text:p>
          </table:table-cell>
        </table:table-row>
        <table:table-row table:style-name="ro12">
          <table:table-cell table:number-columns-repeated="4"/>
          <table:table-cell office:value-type="string">
            <text:p><text:s text:c="4"/>cover</text:p>
          </table:table-cell>
          <table:table-cell office:value-type="string">
            <text:p>uidRef _220006</text:p>
          </table:table-cell>
          <table:table-cell/>
          <table:table-cell office:value-type="string">
            <text:p>braid1/inner</text:p>
          </table:table-cell>
        </table:table-row>
        <table:table-row table:style-name="ro10">
          <table:table-cell table:number-columns-repeated="4"/>
          <table:table-cell office:value-type="string">
            <text:p>CSGSEWithTubularCover</text:p>
          </table:table-cell>
          <table:table-cell office:value-type="string">
            <text:p>uid _313005</text:p>
          </table:table-cell>
          <table:table-cell office:value-type="string">
            <text:p>internal</text:p>
          </table:table-cell>
          <table:table-cell office:value-type="string">
            <text:p>wrap1 on braid1 ...</text:p>
          </table:table-cell>
        </table:table-row>
        <table:table-row table:style-name="ro12">
          <table:table-cell table:number-columns-repeated="4"/>
          <table:table-cell office:value-type="string">
            <text:p><text:s text:c="4"/>item</text:p>
          </table:table-cell>
          <table:table-cell office:value-type="string">
            <text:p>uidRef _313004</text:p>
          </table:table-cell>
          <table:table-cell/>
          <table:table-cell office:value-type="string">
            <text:p>braid1 on (twist...</text:p>
          </table:table-cell>
        </table:table-row>
        <table:table-row table:style-name="ro12">
          <table:table-cell table:number-columns-repeated="4"/>
          <table:table-cell office:value-type="string">
            <text:p><text:s text:c="4"/>cover</text:p>
          </table:table-cell>
          <table:table-cell office:value-type="string">
            <text:p>uidRef _221006</text:p>
          </table:table-cell>
          <table:table-cell/>
          <table:table-cell office:value-type="string">
            <text:p>wrap1/inner</text:p>
          </table:table-cell>
        </table:table-row>
        <table:table-row table:style-name="ro10">
          <table:table-cell table:number-columns-repeated="4"/>
          <table:table-cell office:value-type="string">
            <text:p>CSGSEWithTubularCover</text:p>
          </table:table-cell>
          <table:table-cell office:value-type="string">
            <text:p>uid _313006</text:p>
          </table:table-cell>
          <table:table-cell office:value-type="string">
            <text:p>S2-1,S3-1</text:p>
          </table:table-cell>
          <table:table-cell office:value-type="string">
            <text:p>heatshrink1 on wrap1</text:p>
          </table:table-cell>
        </table:table-row>
        <table:table-row table:style-name="ro12">
          <table:table-cell table:number-columns-repeated="4"/>
          <table:table-cell office:value-type="string">
            <text:p><text:s text:c="4"/>item</text:p>
          </table:table-cell>
          <table:table-cell office:value-type="string">
            <text:p>uidRef _313005</text:p>
          </table:table-cell>
          <table:table-cell/>
          <table:table-cell office:value-type="string">
            <text:p>wrap1 on ...</text:p>
          </table:table-cell>
        </table:table-row>
        <table:table-row table:style-name="ro12">
          <table:table-cell table:number-columns-repeated="4"/>
          <table:table-cell office:value-type="string">
            <text:p><text:s text:c="4"/>cover</text:p>
          </table:table-cell>
          <table:table-cell office:value-type="string">
            <text:p>uidRef _222006</text:p>
          </table:table-cell>
          <table:table-cell/>
          <table:table-cell office:value-type="string">
            <text:p>heatshrink1/inner</text:p>
          </table:table-cell>
        </table:table-row>
        <table:table-row table:style-name="ro10">
          <table:table-cell table:number-columns-repeated="4"/>
          <table:table-cell office:value-type="string">
            <text:p>CSGSEWithTubularCover</text:p>
          </table:table-cell>
          <table:table-cell office:value-type="string">
            <text:p>uid _313007</text:p>
          </table:table-cell>
          <table:table-cell office:value-type="string">
            <text:p>S2-2</text:p>
          </table:table-cell>
          <table:table-cell office:value-type="string">
            <text:p>heatshrink1 on braid1 ...</text:p>
          </table:table-cell>
        </table:table-row>
        <table:table-row table:style-name="ro12">
          <table:table-cell table:number-columns-repeated="4"/>
          <table:table-cell office:value-type="string">
            <text:p><text:s text:c="4"/>item</text:p>
          </table:table-cell>
          <table:table-cell office:value-type="string">
            <text:p>uidRef _313004</text:p>
          </table:table-cell>
          <table:table-cell/>
          <table:table-cell office:value-type="string">
            <text:p>braid1 on (twist...</text:p>
          </table:table-cell>
        </table:table-row>
        <table:table-row table:style-name="ro12">
          <table:table-cell table:number-columns-repeated="4"/>
          <table:table-cell office:value-type="string">
            <text:p><text:s text:c="4"/>cover</text:p>
          </table:table-cell>
          <table:table-cell office:value-type="string">
            <text:p>uidRef _222006</text:p>
          </table:table-cell>
          <table:table-cell/>
          <table:table-cell office:value-type="string">
            <text:p>heatshrink1/inner</text:p>
          </table:table-cell>
        </table:table-row>
        <table:table-row table:style-name="ro10">
          <table:table-cell table:number-columns-repeated="4"/>
          <table:table-cell office:value-type="string">
            <text:p>CSGSEWithLacing</text:p>
          </table:table-cell>
          <table:table-cell office:value-type="string">
            <text:p>uid _313008</text:p>
          </table:table-cell>
          <table:table-cell office:value-type="string">
            <text:p>S5</text:p>
          </table:table-cell>
          <table:table-cell office:value-type="string">
            <text:p>Lacing of cable1, cable2 &amp; wire3</text:p>
          </table:table-cell>
        </table:table-row>
        <table:table-row table:style-name="ro12">
          <table:table-cell table:number-columns-repeated="4"/>
          <table:table-cell office:value-type="string">
            <text:p><text:s text:c="4"/>item</text:p>
          </table:table-cell>
          <table:table-cell office:value-type="string">
            <text:p>uidRef _201209</text:p>
          </table:table-cell>
          <table:table-cell/>
          <table:table-cell office:value-type="string">
            <text:p>wire3/outer</text:p>
          </table:table-cell>
        </table:table-row>
        <table:table-row table:style-name="ro12">
          <table:table-cell table:number-columns-repeated="4"/>
          <table:table-cell office:value-type="string">
            <text:p><text:s text:c="4"/>item</text:p>
          </table:table-cell>
          <table:table-cell office:value-type="string">
            <text:p>uidRef _202007</text:p>
          </table:table-cell>
          <table:table-cell/>
          <table:table-cell office:value-type="string">
            <text:p>cable1/outer</text:p>
          </table:table-cell>
        </table:table-row>
        <table:table-row table:style-name="ro12">
          <table:table-cell table:number-columns-repeated="4"/>
          <table:table-cell office:value-type="string">
            <text:p><text:s text:c="4"/>item</text:p>
          </table:table-cell>
          <table:table-cell office:value-type="string">
            <text:p>uidRef _202107</text:p>
          </table:table-cell>
          <table:table-cell/>
          <table:table-cell office:value-type="string">
            <text:p>cable2/outer</text:p>
          </table:table-cell>
        </table:table-row>
        <table:table-row table:style-name="ro10">
          <table:table-cell table:number-columns-repeated="4"/>
          <table:table-cell table:style-name="Default" table:number-columns-repeated="4"/>
        </table:table-row>
        <table:table-row table:style-name="ro10">
          <table:table-cell table:number-columns-repeated="4"/>
          <table:table-cell table:style-name="Default" office:value-type="string">
            <text:p>(CSGSE=CrossSectionalGroupShapeElement)</text:p>
          </table:table-cell>
          <table:table-cell table:style-name="Default" table:number-columns-repeated="3"/>
        </table:table-row>
      </table:table>
      <table:table table:name="geometry&amp;topology" table:style-name="ta5" table:print="false">
        <office:forms form:automatic-focus="false" form:apply-design-mode="false"/>
        <table:table-column table:style-name="co8"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8" table:number-columns-repeated="1019" table:default-cell-style-name="Excel_20_Built-in_20_Normal"/>
        <table:table-row table:style-name="ro1">
          <table:table-cell table:style-name="ce17" office:value-type="string">
            <text:p>Context</text:p>
          </table:table-cell>
          <table:table-cell table:style-name="ce17" office:value-type="string">
            <text:p>Representation</text:p>
          </table:table-cell>
          <table:table-cell table:style-name="ce17" office:value-type="string">
            <text:p>RepresentationItem</text:p>
          </table:table-cell>
          <table:table-cell table:style-name="ce17" office:value-type="string">
            <text:p>Name</text:p>
          </table:table-cell>
          <table:table-cell table:style-name="ce17" office:value-type="string">
            <text:p>Type</text:p>
          </table:table-cell>
          <table:table-cell table:style-name="ce17" table:number-columns-repeated="1019"/>
        </table:table-row>
        <table:table-row table:style-name="ro5">
          <table:table-cell office:value-type="string">
            <text:p>_321000</text:p>
          </table:table-cell>
          <table:table-cell table:number-columns-repeated="1023"/>
        </table:table-row>
        <table:table-row table:style-name="ro4">
          <table:table-cell/>
          <table:table-cell office:value-type="string">
            <text:p>_321010</text:p>
          </table:table-cell>
          <table:table-cell table:number-columns-repeated="2"/>
          <table:table-cell office:value-type="string">
            <text:p>ConnectedEdgeWithLengthSetRepresentation</text:p>
          </table:table-cell>
          <table:table-cell table:number-columns-repeated="1019"/>
        </table:table-row>
        <table:table-row table:style-name="ro5">
          <table:table-cell table:number-columns-repeated="2"/>
          <table:table-cell office:value-type="string">
            <text:p>_321020</text:p>
          </table:table-cell>
          <table:table-cell table:number-columns-repeated="1021"/>
        </table:table-row>
        <table:table-row table:style-name="ro4">
          <table:table-cell table:number-columns-repeated="2"/>
          <table:table-cell office:value-type="string">
            <text:p>_321033</text:p>
          </table:table-cell>
          <table:table-cell office:value-type="string">
            <text:p>S2-3</text:p>
          </table:table-cell>
          <table:table-cell office:value-type="string">
            <text:p>SubEdge</text:p>
          </table:table-cell>
          <table:table-cell table:number-columns-repeated="1019"/>
        </table:table-row>
        <table:table-row table:style-name="ro5" table:number-rows-repeated="1048570">
          <table:table-cell table:number-columns-repeated="1024"/>
        </table:table-row>
        <table:table-row table:style-name="ro5">
          <table:table-cell table:number-columns-repeated="1024"/>
        </table:table-row>
      </table:table>
      <table:table table:name="PartCategories" table:style-name="ta4" table:print="false">
        <office:forms form:automatic-focus="false" form:apply-design-mode="false"/>
        <table:table-column table:style-name="co29" table:default-cell-style-name="ce22"/>
        <table:table-column table:style-name="co30" table:default-cell-style-name="ce22"/>
        <table:table-column table:style-name="co31" table:default-cell-style-name="ce22"/>
        <table:table-column table:style-name="co32" table:default-cell-style-name="ce22"/>
        <table:table-column table:style-name="co20" table:number-columns-repeated="1020" table:default-cell-style-name="ce22"/>
        <table:table-row table:style-name="ro12">
          <table:table-cell office:value-type="string">
            <text:p>Part Category</text:p>
          </table:table-cell>
          <table:table-cell office:value-type="string">
            <text:p>Description</text:p>
          </table:table-cell>
          <table:table-cell office:value-type="string">
            <text:p>IEC -Nr</text:p>
          </table:table-cell>
          <table:table-cell office:value-type="string">
            <text:p>IEC Definition</text:p>
          </table:table-cell>
          <table:table-cell table:number-columns-repeated="1020"/>
        </table:table-row>
        <table:table-row table:style-name="ro13">
          <table:table-cell office:value-type="string">
            <text:p>application_control</text:p>
          </table:table-cell>
          <table:table-cell office:value-type="string">
            <text:p>this type of classification is used to indicate that a part shall be considered under certification aspects; EXAMPLE <text:s text:c="3"/>Prior to the release of a new car to the market, both function and quality of certain parts have to be certified by an authority, e.g., the department of transportation. For such item objects, certification requirements have to be considered during the design phase.</text:p>
          </table:table-cell>
          <table:table-cell table:number-columns-repeated="1022"/>
        </table:table-row>
        <table:table-row table:style-name="ro14">
          <table:table-cell office:value-type="string">
            <text:p>assembly</text:p>
          </table:table-cell>
          <table:table-cell office:value-type="string">
            <text:p>this type of classification shall be used for any part that has an Assembly_definition provided for at least one of its versions, i.e., it is decomposed further;</text:p>
          </table:table-cell>
          <table:table-cell table:number-columns-repeated="1022"/>
        </table:table-row>
        <table:table-row table:style-name="ro15">
          <table:table-cell office:value-type="string">
            <text:p>boxed</text:p>
          </table:table-cell>
          <table:table-cell office:value-type="string">
            <text:p>specifies the role of the boxed part; EXAMPLE <text:s text:c="3"/>A can with one litre of a specific oil.</text:p>
          </table:table-cell>
          <table:table-cell table:number-columns-repeated="1022"/>
        </table:table-row>
        <table:table-row table:style-name="ro14">
          <table:table-cell office:value-type="string">
            <text:p>collection</text:p>
          </table:table-cell>
          <table:table-cell office:value-type="string">
            <text:p>this type of classification shall be used for any part that has a Collection_definition provided for at least one of its versions;</text:p>
          </table:table-cell>
          <table:table-cell table:number-columns-repeated="1022"/>
        </table:table-row>
        <table:table-row table:style-name="ro16">
          <table:table-cell office:value-type="string">
            <text:p>completely_knocked_down</text:p>
          </table:table-cell>
          <table:table-cell office:value-type="string">
            <text:p>this type of classification is used to indicate that a part is used in a production site that has assembling facilities only; EXAMPLE <text:s text:c="3"/>The 'completely knocked down' may indicate that the components are shipped to and assembled in a different country.</text:p>
          </table:table-cell>
          <table:table-cell table:number-columns-repeated="1022"/>
        </table:table-row>
        <table:table-row table:style-name="ro15">
          <table:table-cell office:value-type="string">
            <text:p>continuous</text:p>
          </table:table-cell>
          <table:table-cell office:value-type="string">
            <text:p>this type of classification is used to indicate the part that can be measured by it's volume or weight;</text:p>
          </table:table-cell>
          <table:table-cell table:number-columns-repeated="1022"/>
        </table:table-row>
        <table:table-row table:style-name="ro14">
          <table:table-cell office:value-type="string">
            <text:p>detail</text:p>
          </table:table-cell>
          <table:table-cell office:value-type="string">
            <text:p>this type of classification shall be used for any part that has no Assembly_definition provided for any of its versions, i.e., it is not further decomposed;</text:p>
          </table:table-cell>
          <table:table-cell table:number-columns-repeated="1022"/>
        </table:table-row>
        <table:table-row table:style-name="ro15">
          <table:table-cell office:value-type="string">
            <text:p>discrete</text:p>
          </table:table-cell>
          <table:table-cell office:value-type="string">
            <text:p>this type of classification is used to indicate that a part is one single piece.</text:p>
          </table:table-cell>
          <table:table-cell table:number-columns-repeated="1022"/>
        </table:table-row>
        <table:table-row table:style-name="ro16">
          <table:table-cell office:value-type="string">
            <text:p>in_process</text:p>
          </table:table-cell>
          <table:table-cell office:value-type="string">
            <text:p>this type of classification is used to indicate that the part identifies an intermediate object in a manufacturing process; NOTE <text:s text:c="3"/>Detailed information about the stage the part has within the manufacturing process may be obtained from the Process_operation_occurrence.</text:p>
          </table:table-cell>
          <table:table-cell table:number-columns-repeated="1022"/>
        </table:table-row>
        <table:table-row table:style-name="ro12">
          <table:table-cell office:value-type="string">
            <text:p>inseparable_assembly</text:p>
          </table:table-cell>
          <table:table-cell office:value-type="string">
            <text:p>the part plays the role of an inseparable assembly;</text:p>
          </table:table-cell>
          <table:table-cell table:number-columns-repeated="1022"/>
        </table:table-row>
        <table:table-row table:style-name="ro14">
          <table:table-cell office:value-type="string">
            <text:p>prototype</text:p>
          </table:table-cell>
          <table:table-cell office:value-type="string">
            <text:p>this type of classification is used to indicate that the part identifies a prototype and is not intended for serial production;</text:p>
          </table:table-cell>
          <table:table-cell table:number-columns-repeated="1022"/>
        </table:table-row>
        <table:table-row table:style-name="ro12">
          <table:table-cell office:value-type="string">
            <text:p>raw_material</text:p>
          </table:table-cell>
          <table:table-cell office:value-type="string">
            <text:p>the part plays the role of raw material;</text:p>
          </table:table-cell>
          <table:table-cell table:number-columns-repeated="1022"/>
        </table:table-row>
        <table:table-row table:style-name="ro15">
          <table:table-cell office:value-type="string">
            <text:p>raw_material_by_area</text:p>
          </table:table-cell>
          <table:table-cell office:value-type="string">
            <text:p>the part plays the role of raw material, cut by area, e.g. chipboard;</text:p>
          </table:table-cell>
          <table:table-cell table:number-columns-repeated="1022"/>
        </table:table-row>
        <table:table-row table:style-name="ro15">
          <table:table-cell office:value-type="string">
            <text:p>raw_material_by_length</text:p>
          </table:table-cell>
          <table:table-cell office:value-type="string">
            <text:p>the part plays the role of raw material, cut by length, e.g. cable;</text:p>
          </table:table-cell>
          <table:table-cell table:number-columns-repeated="1022"/>
        </table:table-row>
        <table:table-row table:style-name="ro15">
          <table:table-cell office:value-type="string">
            <text:p>raw_material_by_volume</text:p>
          </table:table-cell>
          <table:table-cell office:value-type="string">
            <text:p>the part plays the role of raw material, cut by volume, e.g. a raw block of marble;</text:p>
          </table:table-cell>
          <table:table-cell table:number-columns-repeated="1022"/>
        </table:table-row>
        <table:table-row table:style-name="ro15">
          <table:table-cell office:value-type="string">
            <text:p>regulated</text:p>
          </table:table-cell>
          <table:table-cell office:value-type="string">
            <text:p>this type of classification is used to indicate that for a part certain regulations have to be considered;</text:p>
          </table:table-cell>
          <table:table-cell table:number-columns-repeated="1022"/>
        </table:table-row>
        <table:table-row table:style-name="ro15">
          <table:table-cell office:value-type="string">
            <text:p>safety</text:p>
          </table:table-cell>
          <table:table-cell office:value-type="string">
            <text:p>this type of classification is used to indicate that a part is relevant for safety purposes;</text:p>
          </table:table-cell>
          <table:table-cell table:number-columns-repeated="1022"/>
        </table:table-row>
        <table:table-row table:style-name="ro15">
          <table:table-cell office:value-type="string">
            <text:p>service</text:p>
          </table:table-cell>
          <table:table-cell office:value-type="string">
            <text:p>this type of classification is used to indicate that a part is relevant for service purposes;</text:p>
          </table:table-cell>
          <table:table-cell table:number-columns-repeated="1022"/>
        </table:table-row>
        <table:table-row table:style-name="ro12">
          <table:table-cell office:value-type="string">
            <text:p>tool</text:p>
          </table:table-cell>
          <table:table-cell office:value-type="string">
            <text:p>the part plays the role of a tool;</text:p>
          </table:table-cell>
          <table:table-cell table:number-columns-repeated="1022"/>
        </table:table-row>
        <table:table-row table:style-name="ro10" table:number-rows-repeated="2">
          <table:table-cell table:number-columns-repeated="1024"/>
        </table:table-row>
        <table:table-row table:style-name="ro13">
          <table:table-cell office:value-type="string">
            <text:p>wiring_harness</text:p>
          </table:table-cell>
          <table:table-cell office:value-type="string">
            <text:p>assembly with a harness topology, consisting of cables or wires to enable electrical or optical connectivity, grouped together in one or more harness segments, each between two harness nodes in which the cables or wires either switch to other harness nodes or in which the cables and wires ends in connectors, contact members or terminal lugs</text:p>
          </table:table-cell>
          <table:table-cell table:number-columns-repeated="1022"/>
        </table:table-row>
        <table:table-row table:style-name="ro17">
          <table:table-cell office:value-type="string">
            <text:p>connector_kit</text:p>
          </table:table-cell>
          <table:table-cell office:value-type="string">
            <text:p>collection of connector parts that are intended to be assembled together and that contain at least one connector housing and that may contain alternative parts that may or may not be used in the final assembly</text:p>
          </table:table-cell>
          <table:table-cell table:style-name="Default"/>
          <table:table-cell table:number-columns-repeated="1021"/>
        </table:table-row>
        <table:table-row table:style-name="ro12">
          <table:table-cell office:value-type="string">
            <text:p>contact_member</text:p>
          </table:table-cell>
          <table:table-cell office:value-type="string">
            <text:p>conductive element intended to make an electric contact</text:p>
          </table:table-cell>
          <table:table-cell office:value-type="string">
            <text:p>151-12-16</text:p>
          </table:table-cell>
          <table:table-cell table:number-columns-repeated="1021"/>
        </table:table-row>
        <table:table-row table:style-name="ro15">
          <table:table-cell office:value-type="string">
            <text:p>connector_contact</text:p>
          </table:table-cell>
          <table:table-cell office:value-type="string">
            <text:p>contact member that is intended to be contained in a connector</text:p>
          </table:table-cell>
          <table:table-cell table:number-columns-repeated="1022"/>
        </table:table-row>
        <table:table-row table:style-name="ro14">
          <table:table-cell office:value-type="string">
            <text:p>connector</text:p>
          </table:table-cell>
          <table:table-cell office:value-type="string">
            <text:p>device providing connection and disconnection to a suitable mating component</text:p>
            <text:p>Note – A connector has one or more contact members.</text:p>
          </table:table-cell>
          <table:table-cell office:value-type="string">
            <text:p>151-12-19</text:p>
          </table:table-cell>
          <table:table-cell table:number-columns-repeated="1021"/>
        </table:table-row>
        <table:table-row table:style-name="ro12">
          <table:table-cell office:value-type="string">
            <text:p>plug</text:p>
          </table:table-cell>
          <table:table-cell office:value-type="string">
            <text:p>connector attached to a cable</text:p>
          </table:table-cell>
          <table:table-cell office:value-type="string">
            <text:p>151-12-21</text:p>
          </table:table-cell>
          <table:table-cell table:number-columns-repeated="1021"/>
        </table:table-row>
        <table:table-row table:style-name="ro17">
          <table:table-cell office:value-type="string">
            <text:p>socket</text:p>
          </table:table-cell>
          <table:table-cell office:value-type="string">
            <text:p>connector attached to an apparatus, or to a constructional element or alike</text:p>
            <text:p>Note – Contact members of a socket may be socket contacts, pin contacts or both.</text:p>
          </table:table-cell>
          <table:table-cell office:value-type="string">
            <text:p>151-12-20</text:p>
          </table:table-cell>
          <table:table-cell table:number-columns-repeated="1021"/>
        </table:table-row>
        <table:table-row table:style-name="ro14">
          <table:table-cell office:value-type="string">
            <text:p>shielded_connector</text:p>
          </table:table-cell>
          <table:table-cell office:value-type="string">
            <text:p>connector designed to prevent the radiation of electromagnetic interference to and from the internal conductor(s)</text:p>
          </table:table-cell>
          <table:table-cell office:value-type="string">
            <text:p>581-26-19</text:p>
          </table:table-cell>
          <table:table-cell table:number-columns-repeated="1021"/>
        </table:table-row>
        <table:table-row table:style-name="ro12">
          <table:table-cell office:value-type="string">
            <text:p>cavity_plug</text:p>
          </table:table-cell>
          <table:table-cell office:value-type="string">
            <text:p>plug for a connector cavity for the purpose of sealing</text:p>
          </table:table-cell>
          <table:table-cell table:number-columns-repeated="1022"/>
        </table:table-row>
        <table:table-row table:style-name="ro14">
          <table:table-cell office:value-type="string">
            <text:p>seal</text:p>
          </table:table-cell>
          <table:table-cell office:value-type="string">
            <text:p>mechanical object that helps join other mechanical objects together by preventing leakage, containing pressure, or excluding contamination</text:p>
          </table:table-cell>
          <table:table-cell table:number-columns-repeated="1022"/>
        </table:table-row>
        <table:table-row table:style-name="ro15">
          <table:table-cell office:value-type="string">
            <text:p>connector_housing</text:p>
          </table:table-cell>
          <table:table-cell office:value-type="string">
            <text:p>part of a connector into which the connector insert and contacts are assembled</text:p>
          </table:table-cell>
          <table:table-cell office:value-type="string">
            <text:p>581-27-10</text:p>
          </table:table-cell>
          <table:table-cell table:number-columns-repeated="1021"/>
        </table:table-row>
        <table:table-row table:style-name="ro15">
          <table:table-cell office:value-type="string">
            <text:p>emi_connector_housing</text:p>
          </table:table-cell>
          <table:table-cell office:value-type="string">
            <text:p>connector housing that shields against electromagnetic interference</text:p>
          </table:table-cell>
          <table:table-cell table:number-columns-repeated="1022"/>
        </table:table-row>
        <table:table-row table:style-name="ro15">
          <table:table-cell office:value-type="string">
            <text:p>connector_insert</text:p>
          </table:table-cell>
          <table:table-cell office:value-type="string">
            <text:p>insulating element designed to support and position contacts in a connector housing</text:p>
          </table:table-cell>
          <table:table-cell office:value-type="string">
            <text:p>581-27-11</text:p>
          </table:table-cell>
          <table:table-cell table:number-columns-repeated="1021"/>
        </table:table-row>
        <table:table-row table:style-name="ro15">
          <table:table-cell office:value-type="string">
            <text:p>backshell</text:p>
          </table:table-cell>
          <table:table-cell office:value-type="string">
            <text:p>connector accessory that is closing a connector from the back side and guide the wires and cables</text:p>
          </table:table-cell>
          <table:table-cell table:number-columns-repeated="1022"/>
        </table:table-row>
        <table:table-row table:style-name="ro12">
          <table:table-cell office:value-type="string">
            <text:p>electrified_backshell</text:p>
          </table:table-cell>
          <table:table-cell office:value-type="string">
            <text:p>backshell that is intended to be conductive</text:p>
          </table:table-cell>
          <table:table-cell table:number-columns-repeated="1022"/>
        </table:table-row>
        <table:table-row table:style-name="ro14">
          <table:table-cell office:value-type="string">
            <text:p>cable_support_sleeve</text:p>
          </table:table-cell>
          <table:table-cell office:value-type="string">
            <text:p>flexible accessory or a part of a component placed around the cable to minimize flexing of the cable at the point of entry into the component</text:p>
          </table:table-cell>
          <table:table-cell office:value-type="string">
            <text:p>581-27-23</text:p>
          </table:table-cell>
          <table:table-cell table:number-columns-repeated="1021"/>
        </table:table-row>
        <table:table-row table:style-name="ro14">
          <table:table-cell office:value-type="string">
            <text:p>grommet</text:p>
          </table:table-cell>
          <table:table-cell office:value-type="string">
            <text:p>part of a component or an accessory, used to support and protect the wires or cable at the point of entry; it may also prevent the ingress of moisture or contaminants</text:p>
          </table:table-cell>
          <table:table-cell office:value-type="string">
            <text:p>581-27-19</text:p>
          </table:table-cell>
          <table:table-cell table:number-columns-repeated="1021"/>
        </table:table-row>
        <table:table-row table:style-name="ro15">
          <table:table-cell office:value-type="string">
            <text:p>strain_relief_accessory</text:p>
          </table:table-cell>
          <table:table-cell office:value-type="string">
            <text:p>connector accessory to guide and provide strain relief to wires and cables</text:p>
          </table:table-cell>
          <table:table-cell table:number-columns-repeated="1022"/>
        </table:table-row>
        <table:table-row table:style-name="ro18">
          <table:table-cell office:value-type="string">
            <text:p>protective_covering</text:p>
          </table:table-cell>
          <table:table-cell office:value-type="string">
            <text:p>sheat (North America jacket): uniform and continuous tubular covering of metallic or non-metallic material, generally extruded</text:p>
            <text:p>Note – The term sheath is only used for metallic coverings in North America, whereas the term jacket is used for non-metallic coverings. </text:p>
          </table:table-cell>
          <table:table-cell office:value-type="string">
            <text:p>461-05-03</text:p>
          </table:table-cell>
          <table:table-cell table:number-columns-repeated="1021"/>
        </table:table-row>
        <table:table-row table:style-name="ro12">
          <table:table-cell office:value-type="string">
            <text:p>overbraid</text:p>
          </table:table-cell>
          <table:table-cell office:value-type="string">
            <text:p>sheath that is also a braid</text:p>
          </table:table-cell>
          <table:table-cell table:number-columns-repeated="1022"/>
        </table:table-row>
        <table:table-row table:style-name="ro17">
          <table:table-cell office:value-type="string">
            <text:p>conduit</text:p>
          </table:table-cell>
          <table:table-cell office:value-type="string">
            <text:p>a part of a closed wiring system of generally circular cross section for insulated conductors and/or cables in electrical or communication installations, allowing them to be drawn in and/or replaced</text:p>
          </table:table-cell>
          <table:table-cell office:value-type="string">
            <text:p>442-02-03</text:p>
          </table:table-cell>
          <table:table-cell table:number-columns-repeated="1021"/>
        </table:table-row>
        <table:table-row table:style-name="ro16">
          <table:table-cell office:value-type="string">
            <text:p>corrugated_conduit</text:p>
          </table:table-cell>
          <table:table-cell office:value-type="string">
            <text:p>a conduit in which the profile is corrugated in the longitudinal section</text:p>
            <text:p>Note – Both annular and helical corrugated conduits are permissible and a combination of both corrugated and plain conduit is possible.</text:p>
          </table:table-cell>
          <table:table-cell office:value-type="string">
            <text:p>442-02-06</text:p>
          </table:table-cell>
          <table:table-cell table:number-columns-repeated="1021"/>
        </table:table-row>
        <table:table-row table:style-name="ro19">
          <table:table-cell office:value-type="string">
            <text:p>shield</text:p>
          </table:table-cell>
          <table:table-cell office:value-type="string">
            <text:p>shield (of a cable): surrounding earthed metallic layer which serves to confine the electric field within the cable and/or to protect the cable from external electrical influence</text:p>
            <text:p>Note 1 – Metallic sheaths, foils, braids, armours and earthed concentric conductors may also serve as shields.</text:p>
            <text:p>Note 2 – In French, the term "blindage" may be used when the main purpose of the screen is the protection from exterlnal electrical influence. </text:p>
          </table:table-cell>
          <table:table-cell office:value-type="string">
            <text:p>461-03-04</text:p>
          </table:table-cell>
          <table:table-cell table:number-columns-repeated="1021"/>
        </table:table-row>
        <table:table-row table:style-name="ro15">
          <table:table-cell office:value-type="string">
            <text:p>terminal_lug</text:p>
          </table:table-cell>
          <table:table-cell office:value-type="string">
            <text:p>metallic device to connect a cable conductor to other electrical equipment </text:p>
          </table:table-cell>
          <table:table-cell office:value-type="string">
            <text:p>461-17-01</text:p>
          </table:table-cell>
          <table:table-cell table:number-columns-repeated="1021"/>
        </table:table-row>
        <table:table-row table:style-name="ro14">
          <table:table-cell office:value-type="string">
            <text:p>terminal_block</text:p>
          </table:table-cell>
          <table:table-cell office:value-type="string">
            <text:p>part of a component or an accessory, used to support and protect the wires or cable at the point of entry; it may also prevent the ingress of moisture or contaminants</text:p>
          </table:table-cell>
          <table:table-cell office:value-type="string">
            <text:p>581-26-26</text:p>
          </table:table-cell>
          <table:table-cell table:number-columns-repeated="1021"/>
        </table:table-row>
        <table:table-row table:style-name="ro15">
          <table:table-cell office:value-type="string">
            <text:p>joint_ferrule</text:p>
          </table:table-cell>
          <table:table-cell office:value-type="string">
            <text:p>joint ferrule; through connector (of cables): metallic device for connecting two consecutive lengths of conductor </text:p>
          </table:table-cell>
          <table:table-cell office:value-type="string">
            <text:p>461-17-04</text:p>
          </table:table-cell>
          <table:table-cell table:number-columns-repeated="1021"/>
        </table:table-row>
        <table:table-row table:style-name="ro15">
          <table:table-cell office:value-type="string">
            <text:p>cable_ferrule</text:p>
          </table:table-cell>
          <table:table-cell office:value-type="string">
            <text:p>accessory in the form of a short tube to provide cable support or termination for a cable screen</text:p>
          </table:table-cell>
          <table:table-cell office:value-type="string">
            <text:p>581-27-18</text:p>
          </table:table-cell>
          <table:table-cell table:number-columns-repeated="1021"/>
        </table:table-row>
        <table:table-row table:style-name="ro14">
          <table:table-cell office:value-type="string">
            <text:p>shield_connector</text:p>
          </table:table-cell>
          <table:table-cell office:value-type="string">
            <text:p>screen connector; shield connector: device used to make a connection to the screen or shield of a cable for the purpose of continuity or earthing </text:p>
          </table:table-cell>
          <table:table-cell office:value-type="string">
            <text:p>461-17-12</text:p>
          </table:table-cell>
          <table:table-cell table:number-columns-repeated="1021"/>
        </table:table-row>
        <table:table-row table:style-name="ro14">
          <table:table-cell office:value-type="string">
            <text:p>insulation_piercing_connector</text:p>
          </table:table-cell>
          <table:table-cell office:value-type="string">
            <text:p>connector in which electrical contact with the conductor is made by metallic protrusions which pierce the insulation of the cable core </text:p>
          </table:table-cell>
          <table:table-cell office:value-type="string">
            <text:p>461-11-08</text:p>
          </table:table-cell>
          <table:table-cell table:number-columns-repeated="1021"/>
        </table:table-row>
        <table:table-row table:style-name="ro14">
          <table:table-cell office:value-type="string">
            <text:p>splice</text:p>
          </table:table-cell>
          <table:table-cell office:value-type="string">
            <text:p>connecting device with barrel(s) accommodating conductor(s) with or without additional provision to accommodate and secure the insulation</text:p>
          </table:table-cell>
          <table:table-cell office:value-type="string">
            <text:p>581-24-19</text:p>
          </table:table-cell>
          <table:table-cell table:number-columns-repeated="1021"/>
        </table:table-row>
        <table:table-row table:style-name="ro15">
          <table:table-cell office:value-type="string">
            <text:p>fixing_device</text:p>
          </table:table-cell>
          <table:table-cell office:value-type="string">
            <text:p>system component specifically designed to secure other components to the wall, ceiling, floor or other structure</text:p>
          </table:table-cell>
          <table:table-cell office:value-type="string">
            <text:p>442-02-40</text:p>
          </table:table-cell>
          <table:table-cell table:number-columns-repeated="1021"/>
        </table:table-row>
        <table:table-row table:style-name="ro12">
          <table:table-cell office:value-type="string">
            <text:p>cable_fixing_device</text:p>
          </table:table-cell>
          <table:table-cell office:value-type="string">
            <text:p>fixing device for a cable on a structure</text:p>
          </table:table-cell>
          <table:table-cell table:number-columns-repeated="1022"/>
        </table:table-row>
        <table:table-row table:style-name="ro15">
          <table:table-cell office:value-type="string">
            <text:p>label</text:p>
          </table:table-cell>
          <table:table-cell office:value-type="string">
            <text:p>part that is intended to attach written information to other parts</text:p>
          </table:table-cell>
          <table:table-cell table:number-columns-repeated="1022"/>
        </table:table-row>
        <table:table-row table:style-name="ro17">
          <table:table-cell office:value-type="string">
            <text:p>tape</text:p>
          </table:table-cell>
          <table:table-cell office:value-type="string">
            <text:p>sheeting or plastic film of limited width and in long continuous lengths</text:p>
            <text:p>Note – The width is typically less than some hundred millimetres.</text:p>
          </table:table-cell>
          <table:table-cell office:value-type="string">
            <text:p>212-15-03</text:p>
          </table:table-cell>
          <table:table-cell table:number-columns-repeated="1021"/>
        </table:table-row>
        <table:table-row table:style-name="ro15">
          <table:table-cell office:value-type="string">
            <text:p>end_cap</text:p>
          </table:table-cell>
          <table:table-cell office:value-type="string">
            <text:p>device placed on the ends of a cable to prevent the ingress of moisture during storage, transportation and installation </text:p>
          </table:table-cell>
          <table:table-cell office:value-type="string">
            <text:p>461-20-07</text:p>
          </table:table-cell>
          <table:table-cell table:number-columns-repeated="1021"/>
        </table:table-row>
        <table:table-row table:style-name="ro10" table:number-rows-repeated="2">
          <table:table-cell table:number-columns-repeated="1024"/>
        </table:table-row>
        <table:table-row table:style-name="ro10">
          <table:table-cell/>
          <table:table-cell table:style-name="Default"/>
          <table:table-cell table:number-columns-repeated="1022"/>
        </table:table-row>
        <table:table-row table:style-name="ro15">
          <table:table-cell office:value-type="string">
            <text:p>connector cavity</text:p>
          </table:table-cell>
          <table:table-cell office:value-type="string">
            <text:p>cavity in a connector, connector housing or insert intended to receive a connector contact or multi contact</text:p>
          </table:table-cell>
          <table:table-cell table:number-columns-repeated="1022"/>
        </table:table-row>
        <table:table-row table:style-name="ro15">
          <table:table-cell/>
          <table:table-cell table:style-name="Default"/>
          <table:table-cell table:number-columns-repeated="1022"/>
        </table:table-row>
        <table:table-row table:style-name="ro15" table:number-rows-repeated="1048513">
          <table:table-cell table:number-columns-repeated="1024"/>
        </table:table-row>
        <table:table-row table:style-name="ro15">
          <table:table-cell table:number-columns-repeated="1024"/>
        </table:table-row>
      </table:table>
      <table:named-expressions>
        <table:named-range table:name="wiring_harness_assembly_design_arm.whad_part_category.wiring_harness" table:base-cell-address="$Parts.$A$1" table:cell-range-address="$PartCategories.$A$1"/>
        <table:named-range table:name="wiring_harness_assembly_design_arm.whad_part_category.connector_kit" table:base-cell-address="$Parts.$A$2" table:cell-range-address="$PartCategories.$A$2"/>
        <table:named-range table:name="wiring_harness_assembly_design_arm.whad_part_category.contact_member" table:base-cell-address="$Parts.$A$3" table:cell-range-address="$PartCategories.$A$3"/>
        <table:named-range table:name="wiring_harness_assembly_design_arm.whad_part_category.connector_contact" table:base-cell-address="$Parts.$A$4" table:cell-range-address="$PartCategories.$A$4"/>
        <table:named-range table:name="wiring_harness_assembly_design_arm.whad_part_category.connector" table:base-cell-address="$Parts.$A$5" table:cell-range-address="$PartCategories.$A$5"/>
        <table:named-range table:name="wiring_harness_assembly_design_arm.whad_part_category.plug" table:base-cell-address="$Parts.$A$6" table:cell-range-address="$PartCategories.$A$6"/>
        <table:named-range table:name="wiring_harness_assembly_design_arm.whad_part_category.socket" table:base-cell-address="$Parts.$A$7" table:cell-range-address="$PartCategories.$A$7"/>
        <table:named-range table:name="wiring_harness_assembly_design_arm.whad_part_category.shielded_connector" table:base-cell-address="$Parts.$A$8" table:cell-range-address="$PartCategories.$A$8"/>
        <table:named-range table:name="wiring_harness_assembly_design_arm.whad_part_category.cavity_plug" table:base-cell-address="$Parts.$A$9" table:cell-range-address="$PartCategories.$A$9"/>
        <table:named-range table:name="wiring_harness_assembly_design_arm.whad_part_category.seal" table:base-cell-address="$Parts.$A$10" table:cell-range-address="$PartCategories.$A$10"/>
        <table:named-range table:name="wiring_harness_assembly_design_arm.whad_part_category.connector_housing" table:base-cell-address="$Parts.$A$11" table:cell-range-address="$PartCategories.$A$11"/>
        <table:named-range table:name="wiring_harness_assembly_design_arm.whad_part_category.emi_connector_housing" table:base-cell-address="$Parts.$A$12" table:cell-range-address="$PartCategories.$A$12"/>
        <table:named-range table:name="wiring_harness_assembly_design_arm.whad_part_category.connector_insert" table:base-cell-address="$Parts.$A$13" table:cell-range-address="$PartCategories.$A$13"/>
        <table:named-range table:name="wiring_harness_assembly_design_arm.whad_part_category.backshell" table:base-cell-address="$Parts.$A$14" table:cell-range-address="$PartCategories.$A$14"/>
        <table:named-range table:name="wiring_harness_assembly_design_arm.whad_part_category.electrified_backshell" table:base-cell-address="$Parts.$A$15" table:cell-range-address="$PartCategories.$A$15"/>
        <table:named-range table:name="wiring_harness_assembly_design_arm.whad_part_category.cable_support_sleeve" table:base-cell-address="$Parts.$A$16" table:cell-range-address="$PartCategories.$A$16"/>
        <table:named-range table:name="wiring_harness_assembly_design_arm.whad_part_category.grommet" table:base-cell-address="$Parts.$A$17" table:cell-range-address="$PartCategories.$A$17"/>
        <table:named-range table:name="wiring_harness_assembly_design_arm.whad_part_category.strain_relief_accessory" table:base-cell-address="$Parts.$A$18" table:cell-range-address="$PartCategories.$A$18"/>
        <table:named-range table:name="wiring_harness_assembly_design_arm.whad_part_category.protective_covering" table:base-cell-address="$Parts.$A$19" table:cell-range-address="$PartCategories.$A$19"/>
        <table:named-range table:name="wiring_harness_assembly_design_arm.whad_part_category.overbraid" table:base-cell-address="$Parts.$A$20" table:cell-range-address="$PartCategories.$A$20"/>
        <table:named-range table:name="wiring_harness_assembly_design_arm.whad_part_category.conduit" table:base-cell-address="$Parts.$A$21" table:cell-range-address="$PartCategories.$A$21"/>
        <table:named-range table:name="wiring_harness_assembly_design_arm.whad_part_category.corrugated_conduit" table:base-cell-address="$Parts.$A$22" table:cell-range-address="$PartCategories.$A$22"/>
        <table:named-range table:name="wiring_harness_assembly_design_arm.whad_part_category.shield" table:base-cell-address="$Parts.$A$23" table:cell-range-address="$PartCategories.$A$23"/>
        <table:named-range table:name="wiring_harness_assembly_design_arm.whad_part_category.terminal_lug" table:base-cell-address="$Parts.$A$24" table:cell-range-address="$PartCategories.$A$24"/>
        <table:named-range table:name="wiring_harness_assembly_design_arm.whad_part_category.terminal_block" table:base-cell-address="$Parts.$A$25" table:cell-range-address="$PartCategories.$A$25"/>
        <table:named-range table:name="wiring_harness_assembly_design_arm.whad_part_category.joint_ferrule" table:base-cell-address="$Parts.$A$26" table:cell-range-address="$PartCategories.$A$26"/>
        <table:named-range table:name="wiring_harness_assembly_design_arm.whad_part_category.cable_ferrule" table:base-cell-address="$Parts.$A$27" table:cell-range-address="$PartCategories.$A$27"/>
        <table:named-range table:name="wiring_harness_assembly_design_arm.whad_part_category.shield_connector" table:base-cell-address="$Parts.$A$28" table:cell-range-address="$PartCategories.$A$28"/>
        <table:named-range table:name="wiring_harness_assembly_design_arm.whad_part_category.insulation_piercing_connector" table:base-cell-address="$Parts.$A$29" table:cell-range-address="$PartCategories.$A$29"/>
        <table:named-range table:name="wiring_harness_assembly_design_arm.whad_part_category.splice" table:base-cell-address="$Parts.$A$30" table:cell-range-address="$PartCategories.$A$30"/>
        <table:named-range table:name="wiring_harness_assembly_design_arm.whad_part_category.fixing_device" table:base-cell-address="$Parts.$A$31" table:cell-range-address="$PartCategories.$A$31"/>
        <table:named-range table:name="wiring_harness_assembly_design_arm.whad_part_category.cable_fixing_device" table:base-cell-address="$Parts.$A$32" table:cell-range-address="$PartCategories.$A$32"/>
        <table:named-range table:name="wiring_harness_assembly_design_arm.whad_part_category.label" table:base-cell-address="$Parts.$A$33" table:cell-range-address="$PartCategories.$A$33"/>
        <table:named-range table:name="wiring_harness_assembly_design_arm.whad_part_category.tape" table:base-cell-address="$Parts.$A$34" table:cell-range-address="$PartCategories.$A$34"/>
        <table:named-range table:name="wiring_harness_assembly_design_arm.whad_part_category.end_cap" table:base-cell-address="$Parts.$A$35" table:cell-range-address="$PartCategories.$A$3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5000" number:language="de" number:country="DE">
      <number:number number:min-integer-digits="1"/>
    </number:number-style>
    <number:number-style style:name="N5107P0" style:volatile="true" number:language="de" number:country="DE">
      <number:number number:decimal-places="0" number:min-integer-digits="1" number:grouping="true"/>
      <number:text> €</number:text>
    </number:number-style>
    <number:number-style style:name="N5107" number:language="de" number:country="DE">
      <number:text>-</number:text>
      <number:number number:decimal-places="0" number:min-integer-digits="1" number:grouping="true"/>
      <number:text> €</number:text>
      <style:map style:condition="value()&gt;=0" style:apply-style-name="N5107P0"/>
    </number:number-style>
    <number:number-style style:name="N5108P0" style:volatile="true" number:language="de" number:country="DE">
      <number:number number:decimal-places="0" number:min-integer-digits="1" number:grouping="true"/>
      <number:text> €</number:text>
    </number:number-style>
    <number:number-style style:name="N5108" number:language="de" number:country="DE">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de" number:country="DE">
      <number:number number:decimal-places="2" number:min-integer-digits="1" number:grouping="true"/>
      <number:text> €</number:text>
    </number:number-style>
    <number:number-style style:name="N5110" number:language="de" number:country="DE">
      <number:text>-</number:text>
      <number:number number:decimal-places="2" number:min-integer-digits="1" number:grouping="true"/>
      <number:text> €</number:text>
      <style:map style:condition="value()&gt;=0" style:apply-style-name="N5110P0"/>
    </number:number-style>
    <number:number-style style:name="N5111P0" style:volatile="true" number:language="de" number:country="DE">
      <number:number number:decimal-places="2" number:min-integer-digits="1" number:grouping="true"/>
      <number:text> €</number:text>
    </number:number-style>
    <number:number-style style:name="N5111" number:language="de" number:country="DE">
      <style:text-properties fo:color="#ff0000"/>
      <number:text>-</number:text>
      <number:number number:decimal-places="2" number:min-integer-digits="1" number:grouping="true"/>
      <number:text> €</number:text>
      <style:map style:condition="value()&gt;=0" style:apply-style-name="N5111P0"/>
    </number:number-style>
    <number:date-style style:name="N5112" number:language="de" number:country="DE">
      <number:day number:style="long"/>
      <number:text>. </number:text>
      <number:month number:textual="true"/>
      <number:text> </number:text>
      <number:year/>
    </number:date-style>
    <number:date-style style:name="N5113" number:language="de" number:country="DE">
      <number:day number:style="long"/>
      <number:text>. </number:text>
      <number:month number:textual="true"/>
    </number:date-style>
    <number:date-style style:name="N5114" number:language="de" number:country="DE">
      <number:month number:textual="true"/>
      <number:text> </number:text>
      <number:year/>
    </number:date-style>
    <number:time-style style:name="N5115" number:language="de" number:country="DE">
      <number:hours/>
      <number:text>:</number:text>
      <number:minutes number:style="long"/>
      <number:text> </number:text>
      <number:am-pm/>
    </number:time-style>
    <number:time-style style:name="N5116" number:language="de" number:country="DE">
      <number:hours/>
      <number:text>:</number:text>
      <number:minutes number:style="long"/>
      <number:text>:</number:text>
      <number:seconds number:style="long"/>
      <number:text> </number:text>
      <number:am-pm/>
    </number:time-style>
    <number:date-style style:name="N5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de" number:country="DE">
      <number:number number:decimal-places="0" number:min-integer-digits="1" number:grouping="true"/>
      <number:text>   </number:text>
    </number:number-style>
    <number:number-style style:name="N5119" number:language="de" number:country="DE">
      <number:text>-</number:text>
      <number:number number:decimal-places="0" number:min-integer-digits="1" number:grouping="true"/>
      <number:text>   </number:text>
      <style:map style:condition="value()&gt;=0" style:apply-style-name="N5119P0"/>
    </number:number-style>
    <number:number-style style:name="N5120P0" style:volatile="true" number:language="de" number:country="DE">
      <number:number number:decimal-places="0" number:min-integer-digits="1" number:grouping="true"/>
      <number:text>   </number:text>
    </number:number-style>
    <number:number-style style:name="N5120" number:language="de" number:country="DE">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de" number:country="DE">
      <number:number number:decimal-places="2" number:min-integer-digits="1" number:grouping="true"/>
      <number:text>   </number:text>
    </number:number-style>
    <number:number-style style:name="N5122" number:language="de" number:country="DE">
      <number:text>-</number:text>
      <number:number number:decimal-places="2" number:min-integer-digits="1" number:grouping="true"/>
      <number:text>   </number:text>
      <style:map style:condition="value()&gt;=0" style:apply-style-name="N5122P0"/>
    </number:number-style>
    <number:number-style style:name="N5123P0" style:volatile="true" number:language="de" number:country="DE">
      <number:number number:decimal-places="2" number:min-integer-digits="1" number:grouping="true"/>
      <number:text>   </number:text>
    </number:number-style>
    <number:number-style style:name="N5123" number:language="de" number:country="DE">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de" number:country="DE">
      <number:number number:decimal-places="0" number:min-integer-digits="1" number:grouping="true"/>
      <number:text>    </number:text>
    </number:number-style>
    <number:number-style style:name="N5127P1" style:volatile="true" number:language="de" number:country="DE">
      <number:text>-</number:text>
      <number:number number:decimal-places="0" number:min-integer-digits="1" number:grouping="true"/>
      <number:text>    </number:text>
    </number:number-style>
    <number:number-style style:name="N5127P2" style:volatile="true" number:language="de" number:country="DE">
      <number:text> -    </number:text>
    </number:number-style>
    <number:text-style style:name="N5127" number:language="de" number:country="DE">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de" number:country="DE">
      <number:number number:decimal-places="0" number:min-integer-digits="1" number:grouping="true"/>
      <number:text> € </number:text>
    </number:number-style>
    <number:number-style style:name="N5131P1" style:volatile="true" number:language="de" number:country="DE">
      <number:text>-</number:text>
      <number:number number:decimal-places="0" number:min-integer-digits="1" number:grouping="true"/>
      <number:text> € </number:text>
    </number:number-style>
    <number:number-style style:name="N5131P2" style:volatile="true" number:language="de" number:country="DE">
      <number:text> - € </number:text>
    </number:number-style>
    <number:text-style style:name="N5131" number:language="de" number:country="DE">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de" number:country="DE">
      <number:number number:decimal-places="2" number:min-integer-digits="1" number:grouping="true"/>
      <number:text>    </number:text>
    </number:number-style>
    <number:number-style style:name="N5135P1" style:volatile="true" number:language="de" number:country="DE">
      <number:text>-</number:text>
      <number:number number:decimal-places="2" number:min-integer-digits="1" number:grouping="true"/>
      <number:text>    </number:text>
    </number:number-style>
    <number:number-style style:name="N5135P2" style:volatile="true" number:language="de" number:country="DE">
      <number:text> -</number:text>
      <number:number number:decimal-places="0" number:min-integer-digits="0"/>
      <number:text>    </number:text>
    </number:number-style>
    <number:text-style style:name="N5135" number:language="de" number:country="DE">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de" number:country="DE">
      <number:number number:decimal-places="2" number:min-integer-digits="1" number:grouping="true"/>
      <number:text> € </number:text>
    </number:number-style>
    <number:number-style style:name="N5139P1" style:volatile="true" number:language="de" number:country="DE">
      <number:text>-</number:text>
      <number:number number:decimal-places="2" number:min-integer-digits="1" number:grouping="true"/>
      <number:text> € </number:text>
    </number:number-style>
    <number:number-style style:name="N5139P2" style:volatile="true" number:language="de" number:country="DE">
      <number:text> -</number:text>
      <number:number number:decimal-places="0" number:min-integer-digits="0"/>
      <number:text> € </number:text>
    </number:number-style>
    <number:text-style style:name="N5139" number:language="de" number:country="DE">
      <number:text-content/>
      <number:text> </number:text>
      <style:map style:condition="value()&gt;0" style:apply-style-name="N5139P0"/>
      <style:map style:condition="value()&lt;0" style:apply-style-name="N5139P1"/>
      <style:map style:condition="value()=0" style:apply-style-name="N5139P2"/>
    </number:text-style>
    <number:time-style style:name="N5140" number:language="de" number:country="DE">
      <number:minutes number:style="long"/>
      <number:text>:</number:text>
      <number:seconds number:style="long"/>
    </number:time-style>
    <number:time-style style:name="N5141" number:language="de" number:country="DE" number:truncate-on-overflow="false">
      <number:hours/>
      <number:text>:</number:text>
      <number:minutes number:style="long"/>
      <number:text>:</number:text>
      <number:seconds number:style="long"/>
    </number:time-style>
    <number:time-style style:name="N5142" number:language="de" number:country="DE">
      <number:minutes number:style="long"/>
      <number:text>:</number:text>
      <number:seconds number:style="long" number:decimal-places="1"/>
    </number:time-style>
    <number:number-style style:name="N5143" number:language="de" number:country="DE">
      <number:scientific-number number:decimal-places="1" number:min-integer-digits="3" number:min-exponent-digits="1"/>
    </number:number-style>
    <style:style style:name="Default" style:family="table-cell">
      <style:table-cell-properties fo:wrap-option="wrap" style:vertical-align="middle"/>
      <style:text-properties fo:language="en" fo:country="GB"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4">14.02.2016</text:date>, <text:time>12:18:03</text:time></text:p>
        </style:region-right>
      </style:header>
      <style:header-left style:display="false"/>
      <style:footer>
        <text:p>Page <text:page-number>1</text:page-number> / <text:page-count>99</text:page-count></text:p>
      </style:footer>
      <style:footer-left style:display="false"/>
    </style:master-page>
    <style:master-page style:name="PageStyle_5f_Parts_2c__20_terminals_20__26__20_features" style:display-name="PageStyle_Parts, terminals &amp; features" style:page-layout-name="Mpm3">
      <style:header style:display="false"/>
      <style:header-left style:display="false"/>
      <style:footer style:display="false"/>
      <style:footer-left style:display="false"/>
    </style:master-page>
    <style:master-page style:name="PageStyle_5f_Assembly_20_structures" style:display-name="PageStyle_Assembly structures" style:page-layout-name="Mpm4">
      <style:header style:display="false"/>
      <style:header-left style:display="false"/>
      <style:footer style:display="false"/>
      <style:footer-left style:display="false"/>
    </style:master-page>
    <style:master-page style:name="PageStyle_5f_OccurrenceTerminals_26_Joins" style:display-name="PageStyle_OccurrenceTerminals&amp;Joins" style:page-layout-name="Mpm4">
      <style:header style:display="false"/>
      <style:header-left style:display="false"/>
      <style:footer style:display="false"/>
      <style:footer-left style:display="false"/>
    </style:master-page>
    <style:master-page style:name="PageStyle_5f_geometry_26_topology" style:display-name="PageStyle_geometry&amp;topolog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4T12:18:03.65</dc:date>
    <meta:generator>OpenOffice.org/3.4.1$Win32 OpenOffice.org_project/341m1$Build-9593</meta:generator>
    <meta:editing-duration>P8DT5H34M39S</meta:editing-duration>
    <meta:editing-cycles>22</meta:editing-cycles>
    <meta:document-statistic meta:table-count="6" meta:cell-count="965" meta:object-count="0"/>
  </office:meta>
</office:document-meta>
</file>